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071cm"/>
    </style:style>
    <style:style style:name="co3" style:family="table-column">
      <style:table-column-properties fo:break-before="auto" style:column-width="7.243cm"/>
    </style:style>
    <style:style style:name="co4" style:family="table-column">
      <style:table-column-properties fo:break-before="auto" style:column-width="9.06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616396">
            <text:p>616396</text:p>
          </table:table-cell>
          <table:table-cell office:value-type="string">
            <text:p>/scotland/about-fsa-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26">
            <text:p>4026</text:p>
          </table:table-cell>
          <table:table-cell office:value-type="string">
            <text:p>/scotland/about-fsa-scotland/advisorycommitte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391">
            <text:p>554391</text:p>
          </table:table-cell>
          <table:table-cell office:value-type="string">
            <text:p>/scotland/about-fsa-scotland/advisorycommittee/sfacmeetings/sfac2010/sfac10september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796">
            <text:p>538796</text:p>
          </table:table-cell>
          <table:table-cell office:value-type="string">
            <text:p>/scotland/about-fsa-scotland/advisorycommittee/sfacmeetings/sfac2010/sfac24march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819">
            <text:p>545819</text:p>
          </table:table-cell>
          <table:table-cell office:value-type="string">
            <text:p>/scotland/about-fsa-scotland/advisorycommittee/sfacmeetings/sfac2010/sfac2june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70">
            <text:p>557770</text:p>
          </table:table-cell>
          <table:table-cell office:value-type="string">
            <text:p>/scotland/about-fsa-scotland/advisorycommittee/sfacmeetings/sfac2010/sfac3november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158">
            <text:p>549158</text:p>
          </table:table-cell>
          <table:table-cell office:value-type="string">
            <text:p>/scotland/about-fsa-scotland/advisorycommittee/sfacmeetings/sfac2010/sfac7july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877">
            <text:p>566877</text:p>
          </table:table-cell>
          <table:table-cell office:value-type="string">
            <text:p>/scotland/about-fsa-scotland/advisorycommittee/sfacmeetings/sfac2011/sfac10march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418">
            <text:p>563418</text:p>
          </table:table-cell>
          <table:table-cell office:value-type="string">
            <text:p>/scotland/about-fsa-scotland/advisorycommittee/sfacmeetings/sfac2011/sfac18januar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991">
            <text:p>572991</text:p>
          </table:table-cell>
          <table:table-cell office:value-type="string">
            <text:p>/scotland/about-fsa-scotland/advisorycommittee/sfacmeetings/sfac2011/sfac19ma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575">
            <text:p>583575</text:p>
          </table:table-cell>
          <table:table-cell office:value-type="string">
            <text:p>/scotland/about-fsa-scotland/advisorycommittee/sfacmeetings/sfac2011/sfac24august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685">
            <text:p>577685</text:p>
          </table:table-cell>
          <table:table-cell office:value-type="string">
            <text:p>/scotland/about-fsa-scotland/advisorycommittee/sfacmeetings/sfac2011/sfac6jul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69">
            <text:p>591769</text:p>
          </table:table-cell>
          <table:table-cell office:value-type="string">
            <text:p>/scotland/about-fsa-scotland/advisorycommittee/sfacmeetings/sfac2011/sfac8november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321">
            <text:p>631321</text:p>
          </table:table-cell>
          <table:table-cell office:value-type="string">
            <text:p>/scotland/about-fsa-scotland/advisorycommittee/sfacmeetings/sfac2012/sfac-agenda-se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297">
            <text:p>646297</text:p>
          </table:table-cell>
          <table:table-cell office:value-type="string">
            <text:p>/scotland/about-fsa-scotland/advisorycommittee/sfacmeetings/sfac2012/sfac3dec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143">
            <text:p>615143</text:p>
          </table:table-cell>
          <table:table-cell office:value-type="string">
            <text:p>/scotland/about-fsa-scotland/advisorycommittee/sfacmeetings/sfac2012/sfacmeet1207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998">
            <text:p>604998</text:p>
          </table:table-cell>
          <table:table-cell office:value-type="string">
            <text:p>/scotland/about-fsa-scotland/advisorycommittee/sfacmeetings/sfac2012/sfacmeet13mar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619">
            <text:p>611619</text:p>
          </table:table-cell>
          <table:table-cell office:value-type="string">
            <text:p>/scotland/about-fsa-scotland/advisorycommittee/sfacmeetings/sfac2012/sfacmeet15may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531">
            <text:p>597531</text:p>
          </table:table-cell>
          <table:table-cell office:value-type="string">
            <text:p>/scotland/about-fsa-scotland/advisorycommittee/sfacmeetings/sfac2012/sfacmeet17jan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621">
            <text:p>642621</text:p>
          </table:table-cell>
          <table:table-cell office:value-type="string">
            <text:p>/scotland/about-fsa-scotland/advisorycommittee/sfacmeetings/sfac2012/sfacmeetin6nov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574">
            <text:p>691574</text:p>
          </table:table-cell>
          <table:table-cell office:value-type="string">
            <text:p>/scotland/about-fsa-scotland/advisorycommittee/sfacmeetings/sfac2013/sfac-meet-29oct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594">
            <text:p>650594</text:p>
          </table:table-cell>
          <table:table-cell office:value-type="string">
            <text:p>/scotland/about-fsa-scotland/advisorycommittee/sfacmeetings/sfac2013/sfacagenda1501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322">
            <text:p>657322</text:p>
          </table:table-cell>
          <table:table-cell office:value-type="string">
            <text:p>/scotland/about-fsa-scotland/advisorycommittee/sfacmeetings/sfac2013/sfacmeet2602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472">
            <text:p>671472</text:p>
          </table:table-cell>
          <table:table-cell office:value-type="string">
            <text:p>/scotland/about-fsa-scotland/advisorycommittee/sfacmeetings/sfac2013/sfacmeet2805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35">
            <text:p>683435</text:p>
          </table:table-cell>
          <table:table-cell office:value-type="string">
            <text:p>/scotland/about-fsa-scotland/advisorycommittee/sfacmeetings/sfac2013/sfacmeet309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147">
            <text:p>664147</text:p>
          </table:table-cell>
          <table:table-cell office:value-type="string">
            <text:p>/scotland/about-fsa-scotland/advisorycommittee/sfacmeetings/sfac2013/sfacmeet904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389">
            <text:p>704389</text:p>
          </table:table-cell>
          <table:table-cell office:value-type="string">
            <text:p>/scotland/about-fsa-scotland/advisorycommittee/sfacmeetings/sfac2014/sfac-february-20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974">
            <text:p>699974</text:p>
          </table:table-cell>
          <table:table-cell office:value-type="string">
            <text:p>/scotland/about-fsa-scotland/advisorycommittee/sfacmeetings/sfac2014/sfac-meet-14jan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511">
            <text:p>714511</text:p>
          </table:table-cell>
          <table:table-cell office:value-type="string">
            <text:p>/scotland/about-fsa-scotland/advisorycommittee/sfacmeetings/sfac2014/sfacmeet3jun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169">
            <text:p>605169</text:p>
          </table:table-cell>
          <table:table-cell office:value-type="string">
            <text:p>/scotland/about-fsa-scotland/advisorycommittee/sfacmembersbranch/alisonjon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0848">
            <text:p>350848</text:p>
          </table:table-cell>
          <table:table-cell office:value-type="string">
            <text:p>/scotland/about-fsa-scotland/advisorycommittee/sfacmembersbranch/carrieruxtonsfa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563">
            <text:p>492563</text:p>
          </table:table-cell>
          <table:table-cell office:value-type="string">
            <text:p>/scotland/about-fsa-scotland/advisorycommittee/sfacmembersbranch/drjameswildgoos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554">
            <text:p>492554</text:p>
          </table:table-cell>
          <table:table-cell office:value-type="string">
            <text:p>/scotland/about-fsa-scotland/advisorycommittee/sfacmembersbranch/drlesleyannstanle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224">
            <text:p>634224</text:p>
          </table:table-cell>
          <table:table-cell office:value-type="string">
            <text:p>/scotland/about-fsa-scotland/advisorycommittee/sfacmembersbranch/lizbreckenridg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558">
            <text:p>492558</text:p>
          </table:table-cell>
          <table:table-cell office:value-type="string">
            <text:p>/scotland/about-fsa-scotland/advisorycommittee/sfacmembersbranch/mrbernardforteat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9704">
            <text:p>629704</text:p>
          </table:table-cell>
          <table:table-cell office:value-type="string">
            <text:p>/scotland/about-fsa-scotland/eatwell-in-Scotl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991">
            <text:p>634991</text:p>
          </table:table-cell>
          <table:table-cell office:value-type="string">
            <text:p>/scotland/labelling-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1927">
            <text:p>361927</text:p>
          </table:table-cell>
          <table:table-cell office:value-type="string">
            <text:p>/scotland/labelling-scotland/claim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0705">
            <text:p>330705</text:p>
          </table:table-cell>
          <table:table-cell office:value-type="string">
            <text:p>/scotland/regs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482">
            <text:p>705482</text:p>
          </table:table-cell>
          <table:table-cell office:value-type="string">
            <text:p>/scotland/regsscotland/desktop-monit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50">
            <text:p>56250</text:p>
          </table:table-cell>
          <table:table-cell office:value-type="string">
            <text:p>/scotland/regsscotland/foodalertsscotland/2002/apr/5625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52">
            <text:p>57452</text:p>
          </table:table-cell>
          <table:table-cell office:value-type="string">
            <text:p>/scotland/regsscotland/foodalertsscotland/2002/apr/nitrofuransinchicken_scotl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2539">
            <text:p>82539</text:p>
          </table:table-cell>
          <table:table-cell office:value-type="string">
            <text:p>/scotland/regsscotland/foodalertsscotland/2002/jul/8253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58">
            <text:p>51558</text:p>
          </table:table-cell>
          <table:table-cell office:value-type="string">
            <text:p>/scotland/regsscotland/foodalertsscotland/2002/mar/5155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32">
            <text:p>52032</text:p>
          </table:table-cell>
          <table:table-cell office:value-type="string">
            <text:p>/scotland/regsscotland/foodalertsscotland/2002/mar/5203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85">
            <text:p>66885</text:p>
          </table:table-cell>
          <table:table-cell office:value-type="string">
            <text:p>/scotland/regsscotland/foodalertsscotland/2002/may/shiitake_mush_bu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8500">
            <text:p>98500</text:p>
          </table:table-cell>
          <table:table-cell office:value-type="string">
            <text:p>/scotland/regsscotland/foodalertsscotland/2002/nov/9850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9672">
            <text:p>99672</text:p>
          </table:table-cell>
          <table:table-cell office:value-type="string">
            <text:p>/scotland/regsscotland/foodalertsscotland/2002/nov/9967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4273">
            <text:p>94273</text:p>
          </table:table-cell>
          <table:table-cell office:value-type="string">
            <text:p>/scotland/regsscotland/foodalertsscotland/2002/oct/9427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887">
            <text:p>114887</text:p>
          </table:table-cell>
          <table:table-cell office:value-type="string">
            <text:p>/scotland/regsscotland/foodalertsscotland/2003/mar/methanolvodkascot2403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8044">
            <text:p>148044</text:p>
          </table:table-cell>
          <table:table-cell office:value-type="string">
            <text:p>/scotland/regsscotland/foodalertsscotland/2003/nov/boothscotfhw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1610">
            <text:p>151610</text:p>
          </table:table-cell>
          <table:table-cell office:value-type="string">
            <text:p>/scotland/regsscotland/foodalertsscotland/2003/nov/maysumalertscotl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1169">
            <text:p>151169</text:p>
          </table:table-cell>
          <table:table-cell office:value-type="string">
            <text:p>/scotland/regsscotland/foodalertsscotland/2003/nov/pranagaupdatefhw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8451">
            <text:p>148451</text:p>
          </table:table-cell>
          <table:table-cell office:value-type="string">
            <text:p>/scotland/regsscotland/foodalertsscotland/2003/nov/pran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5736">
            <text:p>145736</text:p>
          </table:table-cell>
          <table:table-cell office:value-type="string">
            <text:p>/scotland/regsscotland/foodalertsscotland/2003/oct/morphakisfhwscotl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4458">
            <text:p>144458</text:p>
          </table:table-cell>
          <table:table-cell office:value-type="string">
            <text:p>/scotland/regsscotland/foodalertsscotland/2003/oct/vetreddeer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826">
            <text:p>28826</text:p>
          </table:table-cell>
          <table:table-cell office:value-type="string">
            <text:p>/scotland/regsscotland/regsguidsco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336">
            <text:p>469336</text:p>
          </table:table-cell>
          <table:table-cell office:value-type="string">
            <text:p>/scotland/regsscotland/regsguidscot/approvregfeedguidance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15">
            <text:p>111715</text:p>
          </table:table-cell>
          <table:table-cell office:value-type="string">
            <text:p>/scotland/regsscotland/regsguidscot/basmatigu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612">
            <text:p>570612</text:p>
          </table:table-cell>
          <table:table-cell office:value-type="string">
            <text:p>/scotland/regsscotland/regsguidscot/bottlewat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898">
            <text:p>334898</text:p>
          </table:table-cell>
          <table:table-cell office:value-type="string">
            <text:p>/scotland/regsscotland/regsguidscot/ceramicguidescot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1766">
            <text:p>131766</text:p>
          </table:table-cell>
          <table:table-cell office:value-type="string">
            <text:p>/scotland/regsscotland/regsguidscot/choc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7638">
            <text:p>657638</text:p>
          </table:table-cell>
          <table:table-cell office:value-type="string">
            <text:p>/scotland/regsscotland/regsguidscot/claimsguidance-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8543">
            <text:p>98543</text:p>
          </table:table-cell>
          <table:table-cell office:value-type="string">
            <text:p>/scotland/regsscotland/regsguidscot/clearfoodlabel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3710">
            <text:p>133710</text:p>
          </table:table-cell>
          <table:table-cell office:value-type="string">
            <text:p>/scotland/regsscotland/regsguidscot/collagenscot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626">
            <text:p>128626</text:p>
          </table:table-cell>
          <table:table-cell office:value-type="string">
            <text:p>/scotland/regsscotland/regsguidscot/condense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98">
            <text:p>635098</text:p>
          </table:table-cell>
          <table:table-cell office:value-type="string">
            <text:p>/scotland/regsscotland/regsguidscot/cool-scotl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875">
            <text:p>499875</text:p>
          </table:table-cell>
          <table:table-cell office:value-type="string">
            <text:p>/scotland/regsscotland/regsguidscot/cop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881">
            <text:p>499881</text:p>
          </table:table-cell>
          <table:table-cell office:value-type="string">
            <text:p>/scotland/regsscotland/regsguidscot/copscotland/scotcopdoc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373">
            <text:p>548373</text:p>
          </table:table-cell>
          <table:table-cell office:value-type="string">
            <text:p>/scotland/regsscotland/regsguidscot/countryoforiginlabel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082">
            <text:p>695082</text:p>
          </table:table-cell>
          <table:table-cell office:value-type="string">
            <text:p>/scotland/regsscotland/regsguidscot/designationlist-fis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325">
            <text:p>508325</text:p>
          </table:table-cell>
          <table:table-cell office:value-type="string">
            <text:p>/scotland/regsscotland/regsguidscot/earlierretestprotoco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891">
            <text:p>555891</text:p>
          </table:table-cell>
          <table:table-cell office:value-type="string">
            <text:p>/scotland/regsscotland/regsguidscot/feedfoodrecordkeepingreqs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079">
            <text:p>695079</text:p>
          </table:table-cell>
          <table:table-cell office:value-type="string">
            <text:p>/scotland/regsscotland/regsguidscot/fishlabelling20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919">
            <text:p>111919</text:p>
          </table:table-cell>
          <table:table-cell office:value-type="string">
            <text:p>/scotland/regsscotland/regsguidscot/foodlabelregsgu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3336">
            <text:p>113336</text:p>
          </table:table-cell>
          <table:table-cell office:value-type="string">
            <text:p>/scotland/regsscotland/regsguidscot/foodlotmarkgu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946">
            <text:p>554946</text:p>
          </table:table-cell>
          <table:table-cell office:value-type="string">
            <text:p>/scotland/regsscotland/regsguidscot/foodmaterialarticleguidance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4149">
            <text:p>84149</text:p>
          </table:table-cell>
          <table:table-cell office:value-type="string">
            <text:p>/scotland/regsscotland/regsguidscot/freshpurenaturalguidanceno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274">
            <text:p>128274</text:p>
          </table:table-cell>
          <table:table-cell office:value-type="string">
            <text:p>/scotland/regsscotland/regsguidscot/fruitjuicenectarguidance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5302">
            <text:p>435302</text:p>
          </table:table-cell>
          <table:table-cell office:value-type="string">
            <text:p>/scotland/regsscotland/regsguidscot/gmsamplingguide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361">
            <text:p>508361</text:p>
          </table:table-cell>
          <table:table-cell office:value-type="string">
            <text:p>/scotland/regsscotland/regsguidscot/guidancealgaltoxin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8264">
            <text:p>488264</text:p>
          </table:table-cell>
          <table:table-cell office:value-type="string">
            <text:p>/scotland/regsscotland/regsguidscot/guideregplasticmaterials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4944">
            <text:p>194944</text:p>
          </table:table-cell>
          <table:table-cell office:value-type="string">
            <text:p>/scotland/regsscotland/regsguidscot/homeslaughterlivestock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294">
            <text:p>508294</text:p>
          </table:table-cell>
          <table:table-cell office:value-type="string">
            <text:p>/scotland/regsscotland/regsguidscot/implementecregs85488220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085">
            <text:p>695085</text:p>
          </table:table-cell>
          <table:table-cell office:value-type="string">
            <text:p>/scotland/regsscotland/regsguidscot/infantformul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941">
            <text:p>458941</text:p>
          </table:table-cell>
          <table:table-cell office:value-type="string">
            <text:p>/scotland/regsscotland/regsguidscot/infform07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7367">
            <text:p>157367</text:p>
          </table:table-cell>
          <table:table-cell office:value-type="string">
            <text:p>/scotland/regsscotland/regsguidscot/jamregguidnotes20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5258">
            <text:p>245258</text:p>
          </table:table-cell>
          <table:table-cell office:value-type="string">
            <text:p>/scotland/regsscotland/regsguidscot/labelguidancescot20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8276">
            <text:p>218276</text:p>
          </table:table-cell>
          <table:table-cell office:value-type="string">
            <text:p>/scotland/regsscotland/regsguidscot/meatcuttingdir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293">
            <text:p>457293</text:p>
          </table:table-cell>
          <table:table-cell office:value-type="string">
            <text:p>/scotland/regsscotland/regsguidscot/meatprodadde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2327">
            <text:p>202327</text:p>
          </table:table-cell>
          <table:table-cell office:value-type="string">
            <text:p>/scotland/regsscotland/regsguidscot/meatproductguidance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623">
            <text:p>137623</text:p>
          </table:table-cell>
          <table:table-cell office:value-type="string">
            <text:p>/scotland/regsscotland/regsguidscot/meatproductsguidancelabe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7275">
            <text:p>137275</text:p>
          </table:table-cell>
          <table:table-cell office:value-type="string">
            <text:p>/scotland/regsscotland/regsguidscot/meatregsguidebak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738">
            <text:p>499738</text:p>
          </table:table-cell>
          <table:table-cell office:value-type="string">
            <text:p>/scotland/regsscotland/regsguidscot/milkhygienedairyfarm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406">
            <text:p>548406</text:p>
          </table:table-cell>
          <table:table-cell office:value-type="string">
            <text:p>/scotland/regsscotland/regsguidscot/milkproduc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84">
            <text:p>111784</text:p>
          </table:table-cell>
          <table:table-cell office:value-type="string">
            <text:p>/scotland/regsscotland/regsguidscot/nutlabelgu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315">
            <text:p>638315</text:p>
          </table:table-cell>
          <table:table-cell office:value-type="string">
            <text:p>/scotland/regsscotland/regsguidscot/official-controls-scot-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5452">
            <text:p>145452</text:p>
          </table:table-cell>
          <table:table-cell office:value-type="string">
            <text:p>/scotland/regsscotland/regsguidscot/parnutsguidanceno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350">
            <text:p>431350</text:p>
          </table:table-cell>
          <table:table-cell office:value-type="string">
            <text:p>/scotland/regsscotland/regsguidscot/pigfciscotl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087">
            <text:p>366087</text:p>
          </table:table-cell>
          <table:table-cell office:value-type="string">
            <text:p>/scotland/regsscotland/regsguidscot/pnaoimportguide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223">
            <text:p>571223</text:p>
          </table:table-cell>
          <table:table-cell office:value-type="string">
            <text:p>/scotland/regsscotland/regsguidscot/primaryproductionfoodfeedhygien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413">
            <text:p>508413</text:p>
          </table:table-cell>
          <table:table-cell office:value-type="string">
            <text:p>/scotland/regsscotland/regsguidscot/protocolecoliresul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3353">
            <text:p>113353</text:p>
          </table:table-cell>
          <table:table-cell office:value-type="string">
            <text:p>/scotland/regsscotland/regsguidscot/quidgui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3514">
            <text:p>403514</text:p>
          </table:table-cell>
          <table:table-cell office:value-type="string">
            <text:p>/scotland/regsscotland/regsguidscot/revisedfarmersmarke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1244">
            <text:p>421244</text:p>
          </table:table-cell>
          <table:table-cell office:value-type="string">
            <text:p>/scotland/regsscotland/regsguidscot/samplingadmyco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105">
            <text:p>548105</text:p>
          </table:table-cell>
          <table:table-cell office:value-type="string">
            <text:p>/scotland/regsscotland/regsguidscot/samplinganalysisadvicebeefarm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4337">
            <text:p>264337</text:p>
          </table:table-cell>
          <table:table-cell office:value-type="string">
            <text:p>/scotland/regsscotland/regsguidscot/scotgmfoodfeed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516">
            <text:p>712516</text:p>
          </table:table-cell>
          <table:table-cell office:value-type="string">
            <text:p>/scotland/regsscotland/regsguidscot/shellfish-toxin-risks-guid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176">
            <text:p>560176</text:p>
          </table:table-cell>
          <table:table-cell office:value-type="string">
            <text:p>/scotland/regsscotland/regsguidscot/shellfishpurificationsystems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393">
            <text:p>548393</text:p>
          </table:table-cell>
          <table:table-cell office:value-type="string">
            <text:p>/scotland/regsscotland/regsguidscot/spreadablefa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5820">
            <text:p>205820</text:p>
          </table:table-cell>
          <table:table-cell office:value-type="string">
            <text:p>/scotland/regsscotland/regsguidscot/supplementreform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841">
            <text:p>28841</text:p>
          </table:table-cell>
          <table:table-cell office:value-type="string">
            <text:p>/scotland/regsscotland/regsguidscot/tbdairyguid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8258">
            <text:p>328258</text:p>
          </table:table-cell>
          <table:table-cell office:value-type="string">
            <text:p>/scotland/regsscotland/regsguidscot/vegiguidancenot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36">
            <text:p>4036</text:p>
          </table:table-cell>
          <table:table-cell office:value-type="string">
            <text:p>/scotland/regsscotland/regula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4901">
            <text:p>84901</text:p>
          </table:table-cell>
          <table:table-cell office:value-type="string">
            <text:p>/scotland/regsscotland/regulations/briascotl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696">
            <text:p>111696</text:p>
          </table:table-cell>
          <table:table-cell office:value-type="string">
            <text:p>/scotland/regsscotland/regulations/scotlandfoodlawguid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197">
            <text:p>572197</text:p>
          </table:table-cell>
          <table:table-cell office:value-type="string">
            <text:p>/scotland/regsscotland/regulations/scotlandfoodlawguide/honeyregulationsupdat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203">
            <text:p>287203</text:p>
          </table:table-cell>
          <table:table-cell office:value-type="string">
            <text:p>/scotland/regsscotland/regulations/scotlandfoodlawguide/sflg2005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00">
            <text:p>111700</text:p>
          </table:table-cell>
          <table:table-cell office:value-type="string">
            <text:p>/scotland/regsscotland/regulations/scotlandfoodlawguide/sflgpart0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00">
            <text:p>111800</text:p>
          </table:table-cell>
          <table:table-cell office:value-type="string">
            <text:p>/scotland/regsscotland/regulations/scotlandfoodlawguide/sflgpart01/sflgpart01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57">
            <text:p>111857</text:p>
          </table:table-cell>
          <table:table-cell office:value-type="string">
            <text:p>/scotland/regsscotland/regulations/scotlandfoodlawguide/sflgpart01/sflgpart01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03">
            <text:p>111703</text:p>
          </table:table-cell>
          <table:table-cell office:value-type="string">
            <text:p>/scotland/regsscotland/regulations/scotlandfoodlawguide/sflgpart0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74">
            <text:p>111874</text:p>
          </table:table-cell>
          <table:table-cell office:value-type="string">
            <text:p>/scotland/regsscotland/regulations/scotlandfoodlawguide/sflgpart02/sflgpart02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81">
            <text:p>111881</text:p>
          </table:table-cell>
          <table:table-cell office:value-type="string">
            <text:p>/scotland/regsscotland/regulations/scotlandfoodlawguide/sflgpart02/sflgpart02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85">
            <text:p>111885</text:p>
          </table:table-cell>
          <table:table-cell office:value-type="string">
            <text:p>/scotland/regsscotland/regulations/scotlandfoodlawguide/sflgpart02/sflgpart02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93">
            <text:p>111893</text:p>
          </table:table-cell>
          <table:table-cell office:value-type="string">
            <text:p>/scotland/regsscotland/regulations/scotlandfoodlawguide/sflgpart02/sflgpart02doc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99">
            <text:p>111899</text:p>
          </table:table-cell>
          <table:table-cell office:value-type="string">
            <text:p>/scotland/regsscotland/regulations/scotlandfoodlawguide/sflgpart02/sflgpart02doc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06">
            <text:p>111706</text:p>
          </table:table-cell>
          <table:table-cell office:value-type="string">
            <text:p>/scotland/regsscotland/regulations/scotlandfoodlawguide/sflgpart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371">
            <text:p>287371</text:p>
          </table:table-cell>
          <table:table-cell office:value-type="string">
            <text:p>/scotland/regsscotland/regulations/scotlandfoodlawguide/sflgpart03/sflg2005sup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06">
            <text:p>114906</text:p>
          </table:table-cell>
          <table:table-cell office:value-type="string">
            <text:p>/scotland/regsscotland/regulations/scotlandfoodlawguide/sflgpart03/sflgpart03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08">
            <text:p>114908</text:p>
          </table:table-cell>
          <table:table-cell office:value-type="string">
            <text:p>/scotland/regsscotland/regulations/scotlandfoodlawguide/sflgpart03/sflgpart03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10">
            <text:p>114910</text:p>
          </table:table-cell>
          <table:table-cell office:value-type="string">
            <text:p>/scotland/regsscotland/regulations/scotlandfoodlawguide/sflgpart03/sflgpart03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18">
            <text:p>114918</text:p>
          </table:table-cell>
          <table:table-cell office:value-type="string">
            <text:p>/scotland/regsscotland/regulations/scotlandfoodlawguide/sflgpart03/sflgpart03doc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22">
            <text:p>114922</text:p>
          </table:table-cell>
          <table:table-cell office:value-type="string">
            <text:p>/scotland/regsscotland/regulations/scotlandfoodlawguide/sflgpart03/sflgpart03doc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25">
            <text:p>114925</text:p>
          </table:table-cell>
          <table:table-cell office:value-type="string">
            <text:p>/scotland/regsscotland/regulations/scotlandfoodlawguide/sflgpart03/sflgpart03doc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33">
            <text:p>114933</text:p>
          </table:table-cell>
          <table:table-cell office:value-type="string">
            <text:p>/scotland/regsscotland/regulations/scotlandfoodlawguide/sflgpart03/sflgpart03doc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37">
            <text:p>114937</text:p>
          </table:table-cell>
          <table:table-cell office:value-type="string">
            <text:p>/scotland/regsscotland/regulations/scotlandfoodlawguide/sflgpart03/sflgpart03doc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39">
            <text:p>114939</text:p>
          </table:table-cell>
          <table:table-cell office:value-type="string">
            <text:p>/scotland/regsscotland/regulations/scotlandfoodlawguide/sflgpart03/sflgpart03doc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41">
            <text:p>114941</text:p>
          </table:table-cell>
          <table:table-cell office:value-type="string">
            <text:p>/scotland/regsscotland/regulations/scotlandfoodlawguide/sflgpart03/sflgpart03doc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2482">
            <text:p>132482</text:p>
          </table:table-cell>
          <table:table-cell office:value-type="string">
            <text:p>/scotland/regsscotland/regulations/scotlandfoodlawguide/sflgpart03/sflgpart03doc10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44">
            <text:p>114944</text:p>
          </table:table-cell>
          <table:table-cell office:value-type="string">
            <text:p>/scotland/regsscotland/regulations/scotlandfoodlawguide/sflgpart03/sflgpart03doc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47">
            <text:p>114947</text:p>
          </table:table-cell>
          <table:table-cell office:value-type="string">
            <text:p>/scotland/regsscotland/regulations/scotlandfoodlawguide/sflgpart03/sflgpart03doc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49">
            <text:p>114949</text:p>
          </table:table-cell>
          <table:table-cell office:value-type="string">
            <text:p>/scotland/regsscotland/regulations/scotlandfoodlawguide/sflgpart03/sflgpart03doc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52">
            <text:p>114952</text:p>
          </table:table-cell>
          <table:table-cell office:value-type="string">
            <text:p>/scotland/regsscotland/regulations/scotlandfoodlawguide/sflgpart03/sflgpart03doc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54">
            <text:p>114954</text:p>
          </table:table-cell>
          <table:table-cell office:value-type="string">
            <text:p>/scotland/regsscotland/regulations/scotlandfoodlawguide/sflgpart03/sflgpart03doc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56">
            <text:p>114956</text:p>
          </table:table-cell>
          <table:table-cell office:value-type="string">
            <text:p>/scotland/regsscotland/regulations/scotlandfoodlawguide/sflgpart03/sflgpart03doc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59">
            <text:p>114959</text:p>
          </table:table-cell>
          <table:table-cell office:value-type="string">
            <text:p>/scotland/regsscotland/regulations/scotlandfoodlawguide/sflgpart03/sflgpart03doc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61">
            <text:p>114961</text:p>
          </table:table-cell>
          <table:table-cell office:value-type="string">
            <text:p>/scotland/regsscotland/regulations/scotlandfoodlawguide/sflgpart03/sflgpart03doc1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63">
            <text:p>114963</text:p>
          </table:table-cell>
          <table:table-cell office:value-type="string">
            <text:p>/scotland/regsscotland/regulations/scotlandfoodlawguide/sflgpart03/sflgpart03doc1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65">
            <text:p>114965</text:p>
          </table:table-cell>
          <table:table-cell office:value-type="string">
            <text:p>/scotland/regsscotland/regulations/scotlandfoodlawguide/sflgpart03/sflgpart03doc2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4970">
            <text:p>114970</text:p>
          </table:table-cell>
          <table:table-cell office:value-type="string">
            <text:p>/scotland/regsscotland/regulations/scotlandfoodlawguide/sflgpart03/sflgpart03doc2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09">
            <text:p>111709</text:p>
          </table:table-cell>
          <table:table-cell office:value-type="string">
            <text:p>/scotland/regsscotland/regulations/scotlandfoodlawguide/sflgpart0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083">
            <text:p>115083</text:p>
          </table:table-cell>
          <table:table-cell office:value-type="string">
            <text:p>/scotland/regsscotland/regulations/scotlandfoodlawguide/sflgpart04/sflgpart04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085">
            <text:p>115085</text:p>
          </table:table-cell>
          <table:table-cell office:value-type="string">
            <text:p>/scotland/regsscotland/regulations/scotlandfoodlawguide/sflgpart04/sflgpart04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087">
            <text:p>115087</text:p>
          </table:table-cell>
          <table:table-cell office:value-type="string">
            <text:p>/scotland/regsscotland/regulations/scotlandfoodlawguide/sflgpart04/sflgpart04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089">
            <text:p>115089</text:p>
          </table:table-cell>
          <table:table-cell office:value-type="string">
            <text:p>/scotland/regsscotland/regulations/scotlandfoodlawguide/sflgpart04/sflgpart04doc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091">
            <text:p>115091</text:p>
          </table:table-cell>
          <table:table-cell office:value-type="string">
            <text:p>/scotland/regsscotland/regulations/scotlandfoodlawguide/sflgpart04/sflgpart04doc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093">
            <text:p>115093</text:p>
          </table:table-cell>
          <table:table-cell office:value-type="string">
            <text:p>/scotland/regsscotland/regulations/scotlandfoodlawguide/sflgpart04/sflgpart04doc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095">
            <text:p>115095</text:p>
          </table:table-cell>
          <table:table-cell office:value-type="string">
            <text:p>/scotland/regsscotland/regulations/scotlandfoodlawguide/sflgpart04/sflgpart04doc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097">
            <text:p>115097</text:p>
          </table:table-cell>
          <table:table-cell office:value-type="string">
            <text:p>/scotland/regsscotland/regulations/scotlandfoodlawguide/sflgpart04/sflgpart04doc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099">
            <text:p>115099</text:p>
          </table:table-cell>
          <table:table-cell office:value-type="string">
            <text:p>/scotland/regsscotland/regulations/scotlandfoodlawguide/sflgpart04/sflgpart04doc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101">
            <text:p>115101</text:p>
          </table:table-cell>
          <table:table-cell office:value-type="string">
            <text:p>/scotland/regsscotland/regulations/scotlandfoodlawguide/sflgpart04/sflgpart04doc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103">
            <text:p>115103</text:p>
          </table:table-cell>
          <table:table-cell office:value-type="string">
            <text:p>/scotland/regsscotland/regulations/scotlandfoodlawguide/sflgpart04/sflgpart04doc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105">
            <text:p>115105</text:p>
          </table:table-cell>
          <table:table-cell office:value-type="string">
            <text:p>/scotland/regsscotland/regulations/scotlandfoodlawguide/sflgpart04/sflgpart04doc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107">
            <text:p>115107</text:p>
          </table:table-cell>
          <table:table-cell office:value-type="string">
            <text:p>/scotland/regsscotland/regulations/scotlandfoodlawguide/sflgpart04/sflgpart04doc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109">
            <text:p>115109</text:p>
          </table:table-cell>
          <table:table-cell office:value-type="string">
            <text:p>/scotland/regsscotland/regulations/scotlandfoodlawguide/sflgpart04/sflgpart04doc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111">
            <text:p>115111</text:p>
          </table:table-cell>
          <table:table-cell office:value-type="string">
            <text:p>/scotland/regsscotland/regulations/scotlandfoodlawguide/sflgpart04/sflgpart04doc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113">
            <text:p>115113</text:p>
          </table:table-cell>
          <table:table-cell office:value-type="string">
            <text:p>/scotland/regsscotland/regulations/scotlandfoodlawguide/sflgpart04/sflgpart04doc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5115">
            <text:p>115115</text:p>
          </table:table-cell>
          <table:table-cell office:value-type="string">
            <text:p>/scotland/regsscotland/regulations/scotlandfoodlawguide/sflgpart04/sflgpart04doc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12">
            <text:p>111712</text:p>
          </table:table-cell>
          <table:table-cell office:value-type="string">
            <text:p>/scotland/regsscotland/regulations/scotlandfoodlawguide/sflgpart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965">
            <text:p>111965</text:p>
          </table:table-cell>
          <table:table-cell office:value-type="string">
            <text:p>/scotland/regsscotland/regulations/scotlandfoodlawguide/sflgpart05/sflgeggregs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643">
            <text:p>118643</text:p>
          </table:table-cell>
          <table:table-cell office:value-type="string">
            <text:p>/scotland/regsscotland/regulations/scotlandfoodlawguide/sflgpart05/sflgpart05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646">
            <text:p>118646</text:p>
          </table:table-cell>
          <table:table-cell office:value-type="string">
            <text:p>/scotland/regsscotland/regulations/scotlandfoodlawguide/sflgpart05/sflgpart05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648">
            <text:p>118648</text:p>
          </table:table-cell>
          <table:table-cell office:value-type="string">
            <text:p>/scotland/regsscotland/regulations/scotlandfoodlawguide/sflgpart05/sflgpart05doc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19">
            <text:p>111719</text:p>
          </table:table-cell>
          <table:table-cell office:value-type="string">
            <text:p>/scotland/regsscotland/regulations/scotlandfoodlawguide/sflgpart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02">
            <text:p>118802</text:p>
          </table:table-cell>
          <table:table-cell office:value-type="string">
            <text:p>/scotland/regsscotland/regulations/scotlandfoodlawguide/sflgpart06/sflgpart06branch0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06">
            <text:p>118806</text:p>
          </table:table-cell>
          <table:table-cell office:value-type="string">
            <text:p>/scotland/regsscotland/regulations/scotlandfoodlawguide/sflgpart06/sflgpart06branch02/sflgpart06branch02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08">
            <text:p>118808</text:p>
          </table:table-cell>
          <table:table-cell office:value-type="string">
            <text:p>/scotland/regsscotland/regulations/scotlandfoodlawguide/sflgpart06/sflgpart06branch02/sflgpart06branch02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10">
            <text:p>118810</text:p>
          </table:table-cell>
          <table:table-cell office:value-type="string">
            <text:p>/scotland/regsscotland/regulations/scotlandfoodlawguide/sflgpart06/sflgpart06branch02/sflgpart06branch02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799">
            <text:p>118799</text:p>
          </table:table-cell>
          <table:table-cell office:value-type="string">
            <text:p>/scotland/regsscotland/regulations/scotlandfoodlawguide/sflgpart06/sflgpart06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23">
            <text:p>118823</text:p>
          </table:table-cell>
          <table:table-cell office:value-type="string">
            <text:p>/scotland/regsscotland/regulations/scotlandfoodlawguide/sflgpart06/sflgpart06doc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25">
            <text:p>118825</text:p>
          </table:table-cell>
          <table:table-cell office:value-type="string">
            <text:p>/scotland/regsscotland/regulations/scotlandfoodlawguide/sflgpart06/sflgpart06doc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32933">
            <text:p>132933</text:p>
          </table:table-cell>
          <table:table-cell office:value-type="string">
            <text:p>/scotland/regsscotland/regulations/scotlandfoodlawguide/sflgpart06/sflgpart06doc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22">
            <text:p>111722</text:p>
          </table:table-cell>
          <table:table-cell office:value-type="string">
            <text:p>/scotland/regsscotland/regulations/scotlandfoodlawguide/sflgpart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81">
            <text:p>118881</text:p>
          </table:table-cell>
          <table:table-cell office:value-type="string">
            <text:p>/scotland/regsscotland/regulations/scotlandfoodlawguide/sflgpart07/sflgpart07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83">
            <text:p>118883</text:p>
          </table:table-cell>
          <table:table-cell office:value-type="string">
            <text:p>/scotland/regsscotland/regulations/scotlandfoodlawguide/sflgpart07/sflgpart07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40">
            <text:p>111740</text:p>
          </table:table-cell>
          <table:table-cell office:value-type="string">
            <text:p>/scotland/regsscotland/regulations/scotlandfoodlawguide/sflgpart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85">
            <text:p>118885</text:p>
          </table:table-cell>
          <table:table-cell office:value-type="string">
            <text:p>/scotland/regsscotland/regulations/scotlandfoodlawguide/sflgpart08/sflgpart08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87">
            <text:p>118887</text:p>
          </table:table-cell>
          <table:table-cell office:value-type="string">
            <text:p>/scotland/regsscotland/regulations/scotlandfoodlawguide/sflgpart08/sflgpart08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90">
            <text:p>118890</text:p>
          </table:table-cell>
          <table:table-cell office:value-type="string">
            <text:p>/scotland/regsscotland/regulations/scotlandfoodlawguide/sflgpart08/sflgpart08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45">
            <text:p>111745</text:p>
          </table:table-cell>
          <table:table-cell office:value-type="string">
            <text:p>/scotland/regsscotland/regulations/scotlandfoodlawguide/sflgpart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92">
            <text:p>118892</text:p>
          </table:table-cell>
          <table:table-cell office:value-type="string">
            <text:p>/scotland/regsscotland/regulations/scotlandfoodlawguide/sflgpart09/sflgpart09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94">
            <text:p>118894</text:p>
          </table:table-cell>
          <table:table-cell office:value-type="string">
            <text:p>/scotland/regsscotland/regulations/scotlandfoodlawguide/sflgpart09/sflgpart09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897">
            <text:p>118897</text:p>
          </table:table-cell>
          <table:table-cell office:value-type="string">
            <text:p>/scotland/regsscotland/regulations/scotlandfoodlawguide/sflgpart09/sflgpart09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49">
            <text:p>111749</text:p>
          </table:table-cell>
          <table:table-cell office:value-type="string">
            <text:p>/scotland/regsscotland/regulations/scotlandfoodlawguide/sflgpart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969">
            <text:p>118969</text:p>
          </table:table-cell>
          <table:table-cell office:value-type="string">
            <text:p>/scotland/regsscotland/regulations/scotlandfoodlawguide/sflgpart10/sflgpart10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8971">
            <text:p>118971</text:p>
          </table:table-cell>
          <table:table-cell office:value-type="string">
            <text:p>/scotland/regsscotland/regulations/scotlandfoodlawguide/sflgpart10/sflgpart10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52">
            <text:p>111752</text:p>
          </table:table-cell>
          <table:table-cell office:value-type="string">
            <text:p>/scotland/regsscotland/regulations/scotlandfoodlawguide/sflgpart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567">
            <text:p>121567</text:p>
          </table:table-cell>
          <table:table-cell office:value-type="string">
            <text:p>/scotland/regsscotland/regulations/scotlandfoodlawguide/sflgpart11/sflgpart11branch0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569">
            <text:p>121569</text:p>
          </table:table-cell>
          <table:table-cell office:value-type="string">
            <text:p>/scotland/regsscotland/regulations/scotlandfoodlawguide/sflgpart11/sflgpart11branch04/sflgpart11branch04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576">
            <text:p>121576</text:p>
          </table:table-cell>
          <table:table-cell office:value-type="string">
            <text:p>/scotland/regsscotland/regulations/scotlandfoodlawguide/sflgpart11/sflgpart11branch04/sflgpart11branch04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579">
            <text:p>121579</text:p>
          </table:table-cell>
          <table:table-cell office:value-type="string">
            <text:p>/scotland/regsscotland/regulations/scotlandfoodlawguide/sflgpart11/sflgpart11branch04/sflgpart11branch04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583">
            <text:p>121583</text:p>
          </table:table-cell>
          <table:table-cell office:value-type="string">
            <text:p>/scotland/regsscotland/regulations/scotlandfoodlawguide/sflgpart11/sflgpart11branch04/sflgpart11branch04doc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592">
            <text:p>121592</text:p>
          </table:table-cell>
          <table:table-cell office:value-type="string">
            <text:p>/scotland/regsscotland/regulations/scotlandfoodlawguide/sflgpart11/sflgpart11branch04/sflgpart11branch04doc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594">
            <text:p>121594</text:p>
          </table:table-cell>
          <table:table-cell office:value-type="string">
            <text:p>/scotland/regsscotland/regulations/scotlandfoodlawguide/sflgpart11/sflgpart11branch04/sflgpart11branch04doc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596">
            <text:p>121596</text:p>
          </table:table-cell>
          <table:table-cell office:value-type="string">
            <text:p>/scotland/regsscotland/regulations/scotlandfoodlawguide/sflgpart11/sflgpart11branch04/sflgpart11branch04doc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599">
            <text:p>121599</text:p>
          </table:table-cell>
          <table:table-cell office:value-type="string">
            <text:p>/scotland/regsscotland/regulations/scotlandfoodlawguide/sflgpart11/sflgpart11branch04/sflgpart11branch04doc0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365">
            <text:p>121365</text:p>
          </table:table-cell>
          <table:table-cell office:value-type="string">
            <text:p>/scotland/regsscotland/regulations/scotlandfoodlawguide/sflgpart11/sflgpart11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370">
            <text:p>121370</text:p>
          </table:table-cell>
          <table:table-cell office:value-type="string">
            <text:p>/scotland/regsscotland/regulations/scotlandfoodlawguide/sflgpart11/sflgpart11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373">
            <text:p>121373</text:p>
          </table:table-cell>
          <table:table-cell office:value-type="string">
            <text:p>/scotland/regsscotland/regulations/scotlandfoodlawguide/sflgpart11/sflgpart11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610">
            <text:p>121610</text:p>
          </table:table-cell>
          <table:table-cell office:value-type="string">
            <text:p>/scotland/regsscotland/regulations/scotlandfoodlawguide/sflgpart11/sflgpart11doc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56">
            <text:p>111756</text:p>
          </table:table-cell>
          <table:table-cell office:value-type="string">
            <text:p>/scotland/regsscotland/regulations/scotlandfoodlawguide/sflgpart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925">
            <text:p>121925</text:p>
          </table:table-cell>
          <table:table-cell office:value-type="string">
            <text:p>/scotland/regsscotland/regulations/scotlandfoodlawguide/sflgpart12/sflgpart12doc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930">
            <text:p>121930</text:p>
          </table:table-cell>
          <table:table-cell office:value-type="string">
            <text:p>/scotland/regsscotland/regulations/scotlandfoodlawguide/sflgpart12/sflgpart12doc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934">
            <text:p>121934</text:p>
          </table:table-cell>
          <table:table-cell office:value-type="string">
            <text:p>/scotland/regsscotland/regulations/scotlandfoodlawguide/sflgpart12/sflgpart12doc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938">
            <text:p>121938</text:p>
          </table:table-cell>
          <table:table-cell office:value-type="string">
            <text:p>/scotland/regsscotland/regulations/scotlandfoodlawguide/sflgpart12/sflgpart12doc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943">
            <text:p>121943</text:p>
          </table:table-cell>
          <table:table-cell office:value-type="string">
            <text:p>/scotland/regsscotland/regulations/scotlandfoodlawguide/sflgpart12/sflgpart12doc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1950">
            <text:p>121950</text:p>
          </table:table-cell>
          <table:table-cell office:value-type="string">
            <text:p>/scotland/regsscotland/regulations/scotlandfoodlawguide/sflgpart12/sflgpart12doc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761">
            <text:p>111761</text:p>
          </table:table-cell>
          <table:table-cell office:value-type="string">
            <text:p>/scotland/regsscotland/regulations/scotlandfoodlawguide/sflgpart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069">
            <text:p>696069</text:p>
          </table:table-cell>
          <table:table-cell office:value-type="string">
            <text:p>/scotland/regsscotland/scottish-gov-audit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0757">
            <text:p>330757</text:p>
          </table:table-cell>
          <table:table-cell office:value-type="string">
            <text:p>/scotland/researchsco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3900">
            <text:p>93900</text:p>
          </table:table-cell>
          <table:table-cell office:value-type="string">
            <text:p>/scotland/researchscot/scotland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9849">
            <text:p>289849</text:p>
          </table:table-cell>
          <table:table-cell office:value-type="string">
            <text:p>/scotland/researchscot/scotlandresearch/ScotlandProjectList/s02023/jamboreport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204">
            <text:p>471204</text:p>
          </table:table-cell>
          <table:table-cell office:value-type="string">
            <text:p>/scotland/researchscot/scotlandresearch/ScotlandProjectList/scotsu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0714">
            <text:p>330714</text:p>
          </table:table-cell>
          <table:table-cell office:value-type="string">
            <text:p>/scotland/safetyhygienesco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7251">
            <text:p>717251</text:p>
          </table:table-cell>
          <table:table-cell office:value-type="string">
            <text:p>/scotland/safetyhygienescot/butchersaf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412">
            <text:p>575412</text:p>
          </table:table-cell>
          <table:table-cell office:value-type="string">
            <text:p>/scotland/safetyhygienescot/cooksaf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76">
            <text:p>575376</text:p>
          </table:table-cell>
          <table:table-cell office:value-type="string">
            <text:p>/scotland/safetyhygienescot/cooksafe/cooksafebengal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84">
            <text:p>575384</text:p>
          </table:table-cell>
          <table:table-cell office:value-type="string">
            <text:p>/scotland/safetyhygienescot/cooksafe/cooksafechines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393">
            <text:p>575393</text:p>
          </table:table-cell>
          <table:table-cell office:value-type="string">
            <text:p>/scotland/safetyhygienescot/cooksafe/cooksafepunjab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921">
            <text:p>574921</text:p>
          </table:table-cell>
          <table:table-cell office:value-type="string">
            <text:p>/scotland/safetyhygienescot/cooksafe/cooksafeurd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863">
            <text:p>574863</text:p>
          </table:table-cell>
          <table:table-cell office:value-type="string">
            <text:p>/scotland/safetyhygienescot/cooksafe/ecooksaf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3646">
            <text:p>313646</text:p>
          </table:table-cell>
          <table:table-cell office:value-type="string">
            <text:p>/scotland/safetyhygienescot/eatsafe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8209">
            <text:p>358209</text:p>
          </table:table-cell>
          <table:table-cell office:value-type="string">
            <text:p>/scotland/safetyhygienescot/foodhygieneinfosco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1553">
            <text:p>401553</text:p>
          </table:table-cell>
          <table:table-cell office:value-type="string">
            <text:p>/scotland/safetyhygienescot/foodhygieneinfoscot/fhisrepor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215">
            <text:p>446215</text:p>
          </table:table-cell>
          <table:table-cell office:value-type="string">
            <text:p>/scotland/safetyhygienescot/foodhygieneinfoscot/fhisreportoneyear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9310">
            <text:p>359310</text:p>
          </table:table-cell>
          <table:table-cell office:value-type="string">
            <text:p>/scotland/safetyhygienescot/foodhygieneinfoscot/foodhygieneinform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701">
            <text:p>504701</text:p>
          </table:table-cell>
          <table:table-cell office:value-type="string">
            <text:p>/scotland/safetyhygienescot/foodhygieneinfoscot/postprojec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468">
            <text:p>575468</text:p>
          </table:table-cell>
          <table:table-cell office:value-type="string">
            <text:p>/scotland/safetyhygienescot/retailsaf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064">
            <text:p>351064</text:p>
          </table:table-cell>
          <table:table-cell office:value-type="string">
            <text:p>/scotland/safetyhygienescot/shellmonitorsco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581">
            <text:p>572581</text:p>
          </table:table-cell>
          <table:table-cell office:value-type="string">
            <text:p>/scotland/safetyhygienescot/shellmonitorscot/endproducttestingshellfishtoxi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311">
            <text:p>566311</text:p>
          </table:table-cell>
          <table:table-cell office:value-type="string">
            <text:p>/scotland/safetyhygienescot/shellmonitorscot/shellclassessco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682">
            <text:p>620682</text:p>
          </table:table-cell>
          <table:table-cell office:value-type="string">
            <text:p>/scotland/safetyhygienescot/shellmonitorscot/shellclassesscot/sanitary-surveys-scotla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426">
            <text:p>663426</text:p>
          </table:table-cell>
          <table:table-cell office:value-type="string">
            <text:p>/scotland/safetyhygienescot/shellmonitorscot/shellclassesscot/shell-class-scot-13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844">
            <text:p>708844</text:p>
          </table:table-cell>
          <table:table-cell office:value-type="string">
            <text:p>/scotland/safetyhygienescot/shellmonitorscot/shellclassesscot/shell-class-scot-14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788">
            <text:p>570788</text:p>
          </table:table-cell>
          <table:table-cell office:value-type="string">
            <text:p>/scotland/safetyhygienescot/shellmonitorscot/shellclassesscot/shellclassscot11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768">
            <text:p>607768</text:p>
          </table:table-cell>
          <table:table-cell office:value-type="string">
            <text:p>/scotland/safetyhygienescot/shellmonitorscot/shellclassesscot/shellscot12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16">
            <text:p>604416</text:p>
          </table:table-cell>
          <table:table-cell office:value-type="string">
            <text:p>/scotland/safetyhygienescot/shellmonitorscot/ssotraining2402x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633">
            <text:p>304633</text:p>
          </table:table-cell>
          <table:table-cell office:value-type="string">
            <text:p>/scotland/scotnu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8194">
            <text:p>248194</text:p>
          </table:table-cell>
          <table:table-cell office:value-type="string">
            <text:p>/scotland/scotnut/dietarytargetsscotla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7079">
            <text:p>417079</text:p>
          </table:table-cell>
          <table:table-cell office:value-type="string">
            <text:p>/scotland/scotnut/eatwellpla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155">
            <text:p>538155</text:p>
          </table:table-cell>
          <table:table-cell office:value-type="string">
            <text:p>/scotland/scotnut/eatwellplate/eatwellplatefloormatactivit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9603">
            <text:p>419603</text:p>
          </table:table-cell>
          <table:table-cell office:value-type="string">
            <text:p>/scotland/scotnut/eatwellplate/guidelin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2056">
            <text:p>402056</text:p>
          </table:table-cell>
          <table:table-cell office:value-type="string">
            <text:p>/scotland/scotnut/folicfortifica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593">
            <text:p>467593</text:p>
          </table:table-cell>
          <table:table-cell office:value-type="string">
            <text:p>/scotland/scotnut/healthycate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890">
            <text:p>439890</text:p>
          </table:table-cell>
          <table:table-cell office:value-type="string">
            <text:p>/scotland/scotnut/healthycatering/cateringbusin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358">
            <text:p>510358</text:p>
          </table:table-cell>
          <table:table-cell office:value-type="string">
            <text:p>/scotland/scotnut/healthycatering/cateringbusiness/calori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636">
            <text:p>467636</text:p>
          </table:table-cell>
          <table:table-cell office:value-type="string">
            <text:p>/scotland/scotnut/healthycatering/cateringbusiness/casestu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004">
            <text:p>489004</text:p>
          </table:table-cell>
          <table:table-cell office:value-type="string">
            <text:p>/scotland/scotnut/healthycatering/cateringbusiness/consumerresponse15010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887">
            <text:p>439887</text:p>
          </table:table-cell>
          <table:table-cell office:value-type="string">
            <text:p>/scotland/scotnut/healthycatering/cateringbusiness/infocateringcompani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763">
            <text:p>529763</text:p>
          </table:table-cell>
          <table:table-cell office:value-type="string">
            <text:p>/scotland/scotnut/healthycatering/cateringbusiness/pizz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6598">
            <text:p>286598</text:p>
          </table:table-cell>
          <table:table-cell office:value-type="string">
            <text:p>/scotland/scotnut/healthycatering/healthycatering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6601">
            <text:p>286601</text:p>
          </table:table-cell>
          <table:table-cell office:value-type="string">
            <text:p>/scotland/scotnut/healthycatering/healthycatering2/healthycatering0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6603">
            <text:p>286603</text:p>
          </table:table-cell>
          <table:table-cell office:value-type="string">
            <text:p>/scotland/scotnut/healthycatering/healthycatering2/healthycatering0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6617">
            <text:p>286617</text:p>
          </table:table-cell>
          <table:table-cell office:value-type="string">
            <text:p>/scotland/scotnut/healthycatering/healthycatering2/healthycatering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010">
            <text:p>287010</text:p>
          </table:table-cell>
          <table:table-cell office:value-type="string">
            <text:p>/scotland/scotnut/healthycatering/healthycatering2/healthycatering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017">
            <text:p>287017</text:p>
          </table:table-cell>
          <table:table-cell office:value-type="string">
            <text:p>/scotland/scotnut/healthycatering/healthycatering2/healthycatering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054">
            <text:p>287054</text:p>
          </table:table-cell>
          <table:table-cell office:value-type="string">
            <text:p>/scotland/scotnut/healthycatering/healthycatering2/healthycatering0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100">
            <text:p>287100</text:p>
          </table:table-cell>
          <table:table-cell office:value-type="string">
            <text:p>/scotland/scotnut/healthycatering/healthycatering2/healthycatering08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125">
            <text:p>287125</text:p>
          </table:table-cell>
          <table:table-cell office:value-type="string">
            <text:p>/scotland/scotnut/healthycatering/healthycatering2/healthycatering08branch/healthycateringlinksni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116">
            <text:p>287116</text:p>
          </table:table-cell>
          <table:table-cell office:value-type="string">
            <text:p>/scotland/scotnut/healthycatering/healthycatering2/healthycatering08branch/healthycateringlinkssco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127">
            <text:p>287127</text:p>
          </table:table-cell>
          <table:table-cell office:value-type="string">
            <text:p>/scotland/scotnut/healthycatering/healthycatering2/healthycatering08branch/healthycateringlinkswal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1624">
            <text:p>361624</text:p>
          </table:table-cell>
          <table:table-cell office:value-type="string">
            <text:p>/scotland/scotnut/healthycatering/pubinstguid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4237">
            <text:p>484237</text:p>
          </table:table-cell>
          <table:table-cell office:value-type="string">
            <text:p>/scotland/scotnut/hheap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49398">
            <text:p>149398</text:p>
          </table:table-cell>
          <table:table-cell office:value-type="string">
            <text:p>/scotland/scotnut/sal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3804">
            <text:p>403804</text:p>
          </table:table-cell>
          <table:table-cell office:value-type="string">
            <text:p>/scotland/scotnut/salt/bmpaguidanc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820">
            <text:p>516820</text:p>
          </table:table-cell>
          <table:table-cell office:value-type="string">
            <text:p>/scotland/scotnut/salt/campaig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102">
            <text:p>518102</text:p>
          </table:table-cell>
          <table:table-cell office:value-type="string">
            <text:p>/scotland/scotnut/salt/indust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230">
            <text:p>548230</text:p>
          </table:table-cell>
          <table:table-cell office:value-type="string">
            <text:p>/scotland/scotnut/salt/saltcal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497">
            <text:p>539497</text:p>
          </table:table-cell>
          <table:table-cell office:value-type="string">
            <text:p>/scotland/scotnut/salt/saltcommitmen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0859">
            <text:p>250859</text:p>
          </table:table-cell>
          <table:table-cell office:value-type="string">
            <text:p>/scotland/scotnut/salt/saltmode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7317">
            <text:p>257317</text:p>
          </table:table-cell>
          <table:table-cell office:value-type="string">
            <text:p>/scotland/scotnut/salt/saltprogressstatemen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7331">
            <text:p>257331</text:p>
          </table:table-cell>
          <table:table-cell office:value-type="string">
            <text:p>/scotland/scotnut/salt/saltprogressstatement/fsasseh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5370">
            <text:p>285370</text:p>
          </table:table-cell>
          <table:table-cell office:value-type="string">
            <text:p>/scotland/scotnut/salt/saltprogressstatement/saltstatement0108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5317">
            <text:p>295317</text:p>
          </table:table-cell>
          <table:table-cell office:value-type="string">
            <text:p>/scotland/scotnut/salt/saltprogressstatement/saltstatemntoct0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315">
            <text:p>504315</text:p>
          </table:table-cell>
          <table:table-cell office:value-type="string">
            <text:p>/scotland/scotnut/salt/saltreduc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7749">
            <text:p>317749</text:p>
          </table:table-cell>
          <table:table-cell office:value-type="string">
            <text:p>/scotland/scotnut/salt/salttimelin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21">
            <text:p>516621</text:p>
          </table:table-cell>
          <table:table-cell office:value-type="string">
            <text:p>/scotland/scotnut/salt/strateg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257">
            <text:p>518257</text:p>
          </table:table-cell>
          <table:table-cell office:value-type="string">
            <text:p>/scotland/scotnut/salt/sup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325">
            <text:p>518325</text:p>
          </table:table-cell>
          <table:table-cell office:value-type="string">
            <text:p>/scotland/scotnut/salt/support/charit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275">
            <text:p>518275</text:p>
          </table:table-cell>
          <table:table-cell office:value-type="string">
            <text:p>/scotland/scotnut/salt/support/indust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3383">
            <text:p>393383</text:p>
          </table:table-cell>
          <table:table-cell office:value-type="string">
            <text:p>/scotland/scotnut/satfatenerg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198">
            <text:p>493198</text:p>
          </table:table-cell>
          <table:table-cell office:value-type="string">
            <text:p>/scotland/scotnut/satfatenergy/in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195">
            <text:p>493195</text:p>
          </table:table-cell>
          <table:table-cell office:value-type="string">
            <text:p>/scotland/scotnut/satfatenergy/satfatc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290">
            <text:p>531290</text:p>
          </table:table-cell>
          <table:table-cell office:value-type="string">
            <text:p>/scotland/scotnut/satfatenergy/satfatcons/satfatsuppor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190">
            <text:p>493190</text:p>
          </table:table-cell>
          <table:table-cell office:value-type="string">
            <text:p>/scotland/scotnut/satfatenergy/satfatpro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298">
            <text:p>539298</text:p>
          </table:table-cell>
          <table:table-cell office:value-type="string">
            <text:p>/scotland/scotnut/satfatenergy/saturatedfatrecommendation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2505">
            <text:p>442505</text:p>
          </table:table-cell>
          <table:table-cell office:value-type="string">
            <text:p>/scotland/scotnut/satfatenergy/transf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385">
            <text:p>590385</text:p>
          </table:table-cell>
          <table:table-cell office:value-type="string">
            <text:p>/scotland/scotnut/scotteachtool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515">
            <text:p>444515</text:p>
          </table:table-cell>
          <table:table-cell office:value-type="string">
            <text:p>/scotland/scotnut/scotteachtools/competenci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0153">
            <text:p>280153</text:p>
          </table:table-cell>
          <table:table-cell office:value-type="string">
            <text:p>/scotland/scotnut/scotteachtools/cooki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165">
            <text:p>513165</text:p>
          </table:table-cell>
          <table:table-cell office:value-type="string">
            <text:p>/scotland/scotnut/scotteachtools/foodrout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205">
            <text:p>513205</text:p>
          </table:table-cell>
          <table:table-cell office:value-type="string">
            <text:p>/scotland/scotnut/scotteachtools/foodroute/fr11to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207">
            <text:p>513207</text:p>
          </table:table-cell>
          <table:table-cell office:value-type="string">
            <text:p>/scotland/scotnut/scotteachtools/foodroute/fr11to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210">
            <text:p>513210</text:p>
          </table:table-cell>
          <table:table-cell office:value-type="string">
            <text:p>/scotland/scotnut/scotteachtools/foodroute/fr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201">
            <text:p>513201</text:p>
          </table:table-cell>
          <table:table-cell office:value-type="string">
            <text:p>/scotland/scotnut/scotteachtools/foodroute/fr7to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5980">
            <text:p>285980</text:p>
          </table:table-cell>
          <table:table-cell office:value-type="string">
            <text:p>/scotland/scotnut/signpost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9037">
            <text:p>409037</text:p>
          </table:table-cell>
          <table:table-cell office:value-type="string">
            <text:p>/scotland/scotnut/signposting/retailtraffic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1962">
            <text:p>381962</text:p>
          </table:table-cell>
          <table:table-cell office:value-type="string">
            <text:p>/scotland/scotnut/signposting/supportfsasignp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5861">
            <text:p>335861</text:p>
          </table:table-cell>
          <table:table-cell office:value-type="string">
            <text:p>/scotland/scotnut/tnsscot0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</table:table>
      <table:table table:name="excluded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row table:style-name="ro1">
          <table:table-cell office:value-type="float" office:value="621126">
            <text:p>621126</text:p>
          </table:table-cell>
          <table:table-cell office:value-type="string">
            <text:p>/scotland/</text:p>
          </table:table-cell>
          <table:table-cell office:value-type="string">
            <text:p>NationLanding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8793">
            <text:p>538793</text:p>
          </table:table-cell>
          <table:table-cell office:value-type="string">
            <text:p>/scotland/about-fsa-scotland/advisorycommittee/sfacmeetings/sfac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415">
            <text:p>563415</text:p>
          </table:table-cell>
          <table:table-cell office:value-type="string">
            <text:p>/scotland/about-fsa-scotland/advisorycommittee/sfacmeetings/sfac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514">
            <text:p>597514</text:p>
          </table:table-cell>
          <table:table-cell office:value-type="string">
            <text:p>/scotland/about-fsa-scotland/advisorycommittee/sfacmeetings/sfac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591">
            <text:p>650591</text:p>
          </table:table-cell>
          <table:table-cell office:value-type="string">
            <text:p>/scotland/about-fsa-scotland/advisorycommittee/sfacmeetings/sfac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971">
            <text:p>699971</text:p>
          </table:table-cell>
          <table:table-cell office:value-type="string">
            <text:p>/scotland/about-fsa-scotland/advisorycommittee/sfacmeetings/sfac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0840">
            <text:p>350840</text:p>
          </table:table-cell>
          <table:table-cell office:value-type="string">
            <text:p>/scotland/about-fsa-scotland/advisorycommittee/sfacmembers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6">
            <text:p>4006</text:p>
          </table:table-cell>
          <table:table-cell office:value-type="string">
            <text:p>/scotland/about-fsa-scotland/contactus/</text:p>
          </table:table-cell>
          <table:table-cell office:value-type="string">
            <text:p>ContactUs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50271">
            <text:p>650271</text:p>
          </table:table-cell>
          <table:table-cell office:value-type="string">
            <text:p>/scotland/news-updates/allergy-new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993">
            <text:p>654993</text:p>
          </table:table-cell>
          <table:table-cell office:value-type="string">
            <text:p>/scotland/news-updates/allergy-new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274">
            <text:p>650274</text:p>
          </table:table-cell>
          <table:table-cell office:value-type="string">
            <text:p>/scotland/news-updates/allergy-new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67">
            <text:p>616267</text:p>
          </table:table-cell>
          <table:table-cell office:value-type="string">
            <text:p>/scotland/news-updates/new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79">
            <text:p>616279</text:p>
          </table:table-cell>
          <table:table-cell office:value-type="string">
            <text:p>/scotland/news-updates/new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334">
            <text:p>628334</text:p>
          </table:table-cell>
          <table:table-cell office:value-type="string">
            <text:p>/scotland/news-updates/new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772">
            <text:p>646772</text:p>
          </table:table-cell>
          <table:table-cell office:value-type="string">
            <text:p>/scotland/news-updates/new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70">
            <text:p>616270</text:p>
          </table:table-cell>
          <table:table-cell office:value-type="string">
            <text:p>/scotland/news-updates/new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73">
            <text:p>616273</text:p>
          </table:table-cell>
          <table:table-cell office:value-type="string">
            <text:p>/scotland/news-updates/new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42">
            <text:p>616342</text:p>
          </table:table-cell>
          <table:table-cell office:value-type="string">
            <text:p>/scotland/news-updates/new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76">
            <text:p>616276</text:p>
          </table:table-cell>
          <table:table-cell office:value-type="string">
            <text:p>/scotland/news-updates/new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602">
            <text:p>642602</text:p>
          </table:table-cell>
          <table:table-cell office:value-type="string">
            <text:p>/scotland/news-updates/new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849">
            <text:p>637849</text:p>
          </table:table-cell>
          <table:table-cell office:value-type="string">
            <text:p>/scotland/news-updates/news/201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37">
            <text:p>633437</text:p>
          </table:table-cell>
          <table:table-cell office:value-type="string">
            <text:p>/scotland/news-updates/news/2012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27">
            <text:p>649327</text:p>
          </table:table-cell>
          <table:table-cell office:value-type="string">
            <text:p>/scotland/news-updates/new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35">
            <text:p>663035</text:p>
          </table:table-cell>
          <table:table-cell office:value-type="string">
            <text:p>/scotland/news-updates/new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201">
            <text:p>681201</text:p>
          </table:table-cell>
          <table:table-cell office:value-type="string">
            <text:p>/scotland/news-updates/news/2013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001">
            <text:p>655001</text:p>
          </table:table-cell>
          <table:table-cell office:value-type="string">
            <text:p>/scotland/news-updates/new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30">
            <text:p>649330</text:p>
          </table:table-cell>
          <table:table-cell office:value-type="string">
            <text:p>/scotland/news-updates/new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86">
            <text:p>676186</text:p>
          </table:table-cell>
          <table:table-cell office:value-type="string">
            <text:p>/scotland/news-updates/news/2013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2067">
            <text:p>672067</text:p>
          </table:table-cell>
          <table:table-cell office:value-type="string">
            <text:p>/scotland/news-updates/news/2013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175">
            <text:p>658175</text:p>
          </table:table-cell>
          <table:table-cell office:value-type="string">
            <text:p>/scotland/news-updates/news/2013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477">
            <text:p>671477</text:p>
          </table:table-cell>
          <table:table-cell office:value-type="string">
            <text:p>/scotland/news-updates/news/2013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290">
            <text:p>694290</text:p>
          </table:table-cell>
          <table:table-cell office:value-type="string">
            <text:p>/scotland/news-updates/news/201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58">
            <text:p>687858</text:p>
          </table:table-cell>
          <table:table-cell office:value-type="string">
            <text:p>/scotland/news-updates/news/201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91">
            <text:p>683591</text:p>
          </table:table-cell>
          <table:table-cell office:value-type="string">
            <text:p>/scotland/news-updates/news/2013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29">
            <text:p>698729</text:p>
          </table:table-cell>
          <table:table-cell office:value-type="string">
            <text:p>/scotland/news-updates/new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831">
            <text:p>709831</text:p>
          </table:table-cell>
          <table:table-cell office:value-type="string">
            <text:p>/scotland/news-updates/news/2014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303">
            <text:p>703303</text:p>
          </table:table-cell>
          <table:table-cell office:value-type="string">
            <text:p>/scotland/news-updates/news/2014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732">
            <text:p>698732</text:p>
          </table:table-cell>
          <table:table-cell office:value-type="string">
            <text:p>/scotland/news-updates/news/2014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683">
            <text:p>714683</text:p>
          </table:table-cell>
          <table:table-cell office:value-type="string">
            <text:p>/scotland/news-updates/news/2014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319">
            <text:p>706319</text:p>
          </table:table-cell>
          <table:table-cell office:value-type="string">
            <text:p>/scotland/news-updates/news/2014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420">
            <text:p>712420</text:p>
          </table:table-cell>
          <table:table-cell office:value-type="string">
            <text:p>/scotland/news-updates/news/2014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7316">
            <text:p>307316</text:p>
          </table:table-cell>
          <table:table-cell office:value-type="string">
            <text:p>/scotland/news-updates/news/pressreleases/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7403">
            <text:p>327403</text:p>
          </table:table-cell>
          <table:table-cell office:value-type="string">
            <text:p>/scotland/news-updates/news/pressreleases/2006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7863">
            <text:p>347863</text:p>
          </table:table-cell>
          <table:table-cell office:value-type="string">
            <text:p>/scotland/news-updates/news/pressreleases/2006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4498">
            <text:p>374498</text:p>
          </table:table-cell>
          <table:table-cell office:value-type="string">
            <text:p>/scotland/news-updates/news/pressreleases/2006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652">
            <text:p>310652</text:p>
          </table:table-cell>
          <table:table-cell office:value-type="string">
            <text:p>/scotland/news-updates/news/pressreleases/2006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7319">
            <text:p>307319</text:p>
          </table:table-cell>
          <table:table-cell office:value-type="string">
            <text:p>/scotland/news-updates/news/pressreleases/2006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3073">
            <text:p>343073</text:p>
          </table:table-cell>
          <table:table-cell office:value-type="string">
            <text:p>/scotland/news-updates/news/pressreleases/2006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7673">
            <text:p>337673</text:p>
          </table:table-cell>
          <table:table-cell office:value-type="string">
            <text:p>/scotland/news-updates/news/pressreleases/2006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4431">
            <text:p>314431</text:p>
          </table:table-cell>
          <table:table-cell office:value-type="string">
            <text:p>/scotland/news-updates/news/pressreleases/2006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3111">
            <text:p>333111</text:p>
          </table:table-cell>
          <table:table-cell office:value-type="string">
            <text:p>/scotland/news-updates/news/pressreleases/2006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7447">
            <text:p>367447</text:p>
          </table:table-cell>
          <table:table-cell office:value-type="string">
            <text:p>/scotland/news-updates/news/pressreleases/2006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5753">
            <text:p>365753</text:p>
          </table:table-cell>
          <table:table-cell office:value-type="string">
            <text:p>/scotland/news-updates/news/pressreleases/2006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841">
            <text:p>351841</text:p>
          </table:table-cell>
          <table:table-cell office:value-type="string">
            <text:p>/scotland/news-updates/news/pressreleases/2006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5241">
            <text:p>385241</text:p>
          </table:table-cell>
          <table:table-cell office:value-type="string">
            <text:p>/scotland/news-updates/news/pressreleases/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7709">
            <text:p>397709</text:p>
          </table:table-cell>
          <table:table-cell office:value-type="string">
            <text:p>/scotland/news-updates/news/pressreleases/2007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2435">
            <text:p>412435</text:p>
          </table:table-cell>
          <table:table-cell office:value-type="string">
            <text:p>/scotland/news-updates/news/pressreleases/2007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886">
            <text:p>431886</text:p>
          </table:table-cell>
          <table:table-cell office:value-type="string">
            <text:p>/scotland/news-updates/news/pressreleases/2007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5244">
            <text:p>385244</text:p>
          </table:table-cell>
          <table:table-cell office:value-type="string">
            <text:p>/scotland/news-updates/news/pressreleases/2007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5969">
            <text:p>405969</text:p>
          </table:table-cell>
          <table:table-cell office:value-type="string">
            <text:p>/scotland/news-updates/news/pressreleases/2007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9122">
            <text:p>399122</text:p>
          </table:table-cell>
          <table:table-cell office:value-type="string">
            <text:p>/scotland/news-updates/news/pressreleases/2007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9165">
            <text:p>389165</text:p>
          </table:table-cell>
          <table:table-cell office:value-type="string">
            <text:p>/scotland/news-updates/news/pressreleases/2007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9060">
            <text:p>399060</text:p>
          </table:table-cell>
          <table:table-cell office:value-type="string">
            <text:p>/scotland/news-updates/news/pressreleases/2007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111">
            <text:p>425111</text:p>
          </table:table-cell>
          <table:table-cell office:value-type="string">
            <text:p>/scotland/news-updates/news/pressreleases/2007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1479">
            <text:p>421479</text:p>
          </table:table-cell>
          <table:table-cell office:value-type="string">
            <text:p>/scotland/news-updates/news/pressreleases/2007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8146">
            <text:p>418146</text:p>
          </table:table-cell>
          <table:table-cell office:value-type="string">
            <text:p>/scotland/news-updates/news/pressreleases/2007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392">
            <text:p>438392</text:p>
          </table:table-cell>
          <table:table-cell office:value-type="string">
            <text:p>/scotland/news-updates/news/pressreleases/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484">
            <text:p>451484</text:p>
          </table:table-cell>
          <table:table-cell office:value-type="string">
            <text:p>/scotland/news-updates/news/pressreleases/2008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385">
            <text:p>467385</text:p>
          </table:table-cell>
          <table:table-cell office:value-type="string">
            <text:p>/scotland/news-updates/news/pressreleases/2008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2926">
            <text:p>482926</text:p>
          </table:table-cell>
          <table:table-cell office:value-type="string">
            <text:p>/scotland/news-updates/news/pressreleases/2008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153">
            <text:p>441153</text:p>
          </table:table-cell>
          <table:table-cell office:value-type="string">
            <text:p>/scotland/news-updates/news/pressreleases/2008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395">
            <text:p>438395</text:p>
          </table:table-cell>
          <table:table-cell office:value-type="string">
            <text:p>/scotland/news-updates/news/pressreleases/2008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044">
            <text:p>464044</text:p>
          </table:table-cell>
          <table:table-cell office:value-type="string">
            <text:p>/scotland/news-updates/news/pressreleases/2008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616">
            <text:p>459616</text:p>
          </table:table-cell>
          <table:table-cell office:value-type="string">
            <text:p>/scotland/news-updates/news/pressreleases/2008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792">
            <text:p>446792</text:p>
          </table:table-cell>
          <table:table-cell office:value-type="string">
            <text:p>/scotland/news-updates/news/pressreleases/2008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678">
            <text:p>455678</text:p>
          </table:table-cell>
          <table:table-cell office:value-type="string">
            <text:p>/scotland/news-updates/news/pressreleases/2008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143">
            <text:p>479143</text:p>
          </table:table-cell>
          <table:table-cell office:value-type="string">
            <text:p>/scotland/news-updates/news/pressreleases/2008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553">
            <text:p>474553</text:p>
          </table:table-cell>
          <table:table-cell office:value-type="string">
            <text:p>/scotland/news-updates/news/pressreleases/2008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116">
            <text:p>471116</text:p>
          </table:table-cell>
          <table:table-cell office:value-type="string">
            <text:p>/scotland/news-updates/news/pressreleases/2008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565">
            <text:p>487565</text:p>
          </table:table-cell>
          <table:table-cell office:value-type="string">
            <text:p>/scotland/news-updates/news/pressreleases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498">
            <text:p>500498</text:p>
          </table:table-cell>
          <table:table-cell office:value-type="string">
            <text:p>/scotland/news-updates/news/pressreleases/2009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717">
            <text:p>511717</text:p>
          </table:table-cell>
          <table:table-cell office:value-type="string">
            <text:p>/scotland/news-updates/news/pressreleases/2009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935">
            <text:p>526935</text:p>
          </table:table-cell>
          <table:table-cell office:value-type="string">
            <text:p>/scotland/news-updates/news/pressreleases/2009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1420">
            <text:p>491420</text:p>
          </table:table-cell>
          <table:table-cell office:value-type="string">
            <text:p>/scotland/news-updates/news/pressreleases/2009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568">
            <text:p>487568</text:p>
          </table:table-cell>
          <table:table-cell office:value-type="string">
            <text:p>/scotland/news-updates/news/pressreleases/2009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872">
            <text:p>508872</text:p>
          </table:table-cell>
          <table:table-cell office:value-type="string">
            <text:p>/scotland/news-updates/news/pressreleases/2009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5749">
            <text:p>505749</text:p>
          </table:table-cell>
          <table:table-cell office:value-type="string">
            <text:p>/scotland/news-updates/news/pressreleases/2009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144">
            <text:p>497144</text:p>
          </table:table-cell>
          <table:table-cell office:value-type="string">
            <text:p>/scotland/news-updates/news/pressreleases/2009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003">
            <text:p>503003</text:p>
          </table:table-cell>
          <table:table-cell office:value-type="string">
            <text:p>/scotland/news-updates/news/pressreleases/2009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123">
            <text:p>523123</text:p>
          </table:table-cell>
          <table:table-cell office:value-type="string">
            <text:p>/scotland/news-updates/news/pressreleases/2009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556">
            <text:p>518556</text:p>
          </table:table-cell>
          <table:table-cell office:value-type="string">
            <text:p>/scotland/news-updates/news/pressreleases/2009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893">
            <text:p>514893</text:p>
          </table:table-cell>
          <table:table-cell office:value-type="string">
            <text:p>/scotland/news-updates/news/pressreleases/2009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66">
            <text:p>529466</text:p>
          </table:table-cell>
          <table:table-cell office:value-type="string">
            <text:p>/scotland/news-updates/news/pressreleases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136">
            <text:p>540136</text:p>
          </table:table-cell>
          <table:table-cell office:value-type="string">
            <text:p>/scotland/news-updates/news/pressreleases/2010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010">
            <text:p>551010</text:p>
          </table:table-cell>
          <table:table-cell office:value-type="string">
            <text:p>/scotland/news-updates/news/pressreleases/2010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700">
            <text:p>532700</text:p>
          </table:table-cell>
          <table:table-cell office:value-type="string">
            <text:p>/scotland/news-updates/news/pressreleases/2010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69">
            <text:p>529469</text:p>
          </table:table-cell>
          <table:table-cell office:value-type="string">
            <text:p>/scotland/news-updates/news/pressreleases/2010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786">
            <text:p>548786</text:p>
          </table:table-cell>
          <table:table-cell office:value-type="string">
            <text:p>/scotland/news-updates/news/pressreleases/2010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785">
            <text:p>545785</text:p>
          </table:table-cell>
          <table:table-cell office:value-type="string">
            <text:p>/scotland/news-updates/news/pressreleases/2010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78">
            <text:p>536478</text:p>
          </table:table-cell>
          <table:table-cell office:value-type="string">
            <text:p>/scotland/news-updates/news/pressreleases/2010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091">
            <text:p>543091</text:p>
          </table:table-cell>
          <table:table-cell office:value-type="string">
            <text:p>/scotland/news-updates/news/pressreleases/2010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655">
            <text:p>557655</text:p>
          </table:table-cell>
          <table:table-cell office:value-type="string">
            <text:p>/scotland/news-updates/news/pressreleases/2010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699">
            <text:p>553699</text:p>
          </table:table-cell>
          <table:table-cell office:value-type="string">
            <text:p>/scotland/news-updates/news/pressreleases/2010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09">
            <text:p>562209</text:p>
          </table:table-cell>
          <table:table-cell office:value-type="string">
            <text:p>/scotland/news-updates/news/pressrelease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435">
            <text:p>572435</text:p>
          </table:table-cell>
          <table:table-cell office:value-type="string">
            <text:p>/scotland/news-updates/news/pressreleases/2011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122">
            <text:p>583122</text:p>
          </table:table-cell>
          <table:table-cell office:value-type="string">
            <text:p>/scotland/news-updates/news/pressreleases/2011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016">
            <text:p>595016</text:p>
          </table:table-cell>
          <table:table-cell office:value-type="string">
            <text:p>/scotland/news-updates/news/pressreleases/2011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48">
            <text:p>565448</text:p>
          </table:table-cell>
          <table:table-cell office:value-type="string">
            <text:p>/scotland/news-updates/news/pressreleases/2011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12">
            <text:p>562212</text:p>
          </table:table-cell>
          <table:table-cell office:value-type="string">
            <text:p>/scotland/news-updates/news/pressreleases/2011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815">
            <text:p>580815</text:p>
          </table:table-cell>
          <table:table-cell office:value-type="string">
            <text:p>/scotland/news-updates/news/pressreleases/2011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213">
            <text:p>575213</text:p>
          </table:table-cell>
          <table:table-cell office:value-type="string">
            <text:p>/scotland/news-updates/news/pressreleases/2011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463">
            <text:p>567463</text:p>
          </table:table-cell>
          <table:table-cell office:value-type="string">
            <text:p>/scotland/news-updates/news/pressreleases/2011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691">
            <text:p>573691</text:p>
          </table:table-cell>
          <table:table-cell office:value-type="string">
            <text:p>/scotland/news-updates/news/pressreleases/2011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392">
            <text:p>592392</text:p>
          </table:table-cell>
          <table:table-cell office:value-type="string">
            <text:p>/scotland/news-updates/news/pressreleases/2011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383">
            <text:p>591383</text:p>
          </table:table-cell>
          <table:table-cell office:value-type="string">
            <text:p>/scotland/news-updates/news/pressreleases/2011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283">
            <text:p>587283</text:p>
          </table:table-cell>
          <table:table-cell office:value-type="string">
            <text:p>/scotland/news-updates/news/pressreleases/2011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74">
            <text:p>597674</text:p>
          </table:table-cell>
          <table:table-cell office:value-type="string">
            <text:p>/scotland/news-updates/news/pressrelease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53">
            <text:p>601453</text:p>
          </table:table-cell>
          <table:table-cell office:value-type="string">
            <text:p>/scotland/news-updates/news/pressrelease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98">
            <text:p>597698</text:p>
          </table:table-cell>
          <table:table-cell office:value-type="string">
            <text:p>/scotland/news-updates/news/pressreleases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847">
            <text:p>615847</text:p>
          </table:table-cell>
          <table:table-cell office:value-type="string">
            <text:p>/scotland/news-updates/news/pressrelease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83">
            <text:p>613183</text:p>
          </table:table-cell>
          <table:table-cell office:value-type="string">
            <text:p>/scotland/news-updates/news/pressrelease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020">
            <text:p>605020</text:p>
          </table:table-cell>
          <table:table-cell office:value-type="string">
            <text:p>/scotland/news-updates/news/pressrelease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930">
            <text:p>611930</text:p>
          </table:table-cell>
          <table:table-cell office:value-type="string">
            <text:p>/scotland/news-updates/news/pressrelease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722">
            <text:p>671722</text:p>
          </table:table-cell>
          <table:table-cell office:value-type="string">
            <text:p>/scotland/news-updates/news/pressrelease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739">
            <text:p>671739</text:p>
          </table:table-cell>
          <table:table-cell office:value-type="string">
            <text:p>/scotland/news-updates/news/pressrelease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733">
            <text:p>671733</text:p>
          </table:table-cell>
          <table:table-cell office:value-type="string">
            <text:p>/scotland/news-updates/news/pressrelease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730">
            <text:p>671730</text:p>
          </table:table-cell>
          <table:table-cell office:value-type="string">
            <text:p>/scotland/news-updates/news/pressrelease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736">
            <text:p>671736</text:p>
          </table:table-cell>
          <table:table-cell office:value-type="string">
            <text:p>/scotland/news-updates/news/pressreleases/2013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742">
            <text:p>671742</text:p>
          </table:table-cell>
          <table:table-cell office:value-type="string">
            <text:p>/scotland/news-updates/news/pressreleases/2013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76">
            <text:p>616376</text:p>
          </table:table-cell>
          <table:table-cell office:value-type="string">
            <text:p>/scotland/news-updates/recalls-new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56">
            <text:p>625356</text:p>
          </table:table-cell>
          <table:table-cell office:value-type="string">
            <text:p>/scotland/news-updates/recalls-new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378">
            <text:p>648378</text:p>
          </table:table-cell>
          <table:table-cell office:value-type="string">
            <text:p>/scotland/news-updates/recalls-new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79">
            <text:p>616379</text:p>
          </table:table-cell>
          <table:table-cell office:value-type="string">
            <text:p>/scotland/news-updates/recalls-new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316">
            <text:p>650316</text:p>
          </table:table-cell>
          <table:table-cell office:value-type="string">
            <text:p>/scotland/news-updates/recalls-new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405">
            <text:p>697405</text:p>
          </table:table-cell>
          <table:table-cell office:value-type="string">
            <text:p>/scotland/news-updates/recalls-news/2013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4990">
            <text:p>654990</text:p>
          </table:table-cell>
          <table:table-cell office:value-type="string">
            <text:p>/scotland/news-updates/recalls-new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319">
            <text:p>650319</text:p>
          </table:table-cell>
          <table:table-cell office:value-type="string">
            <text:p>/scotland/news-updates/recalls-new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460">
            <text:p>711460</text:p>
          </table:table-cell>
          <table:table-cell office:value-type="string">
            <text:p>/scotland/news-updates/recalls-news/201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462">
            <text:p>711462</text:p>
          </table:table-cell>
          <table:table-cell office:value-type="string">
            <text:p>/scotland/news-updates/recalls-news/2014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83">
            <text:p>715683</text:p>
          </table:table-cell>
          <table:table-cell office:value-type="string">
            <text:p>/scotland/news-updates/recalls-news/2014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40">
            <text:p>334540</text:p>
          </table:table-cell>
          <table:table-cell office:value-type="string">
            <text:p>/scotland/regsscotland/foodalertsscotland/200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46">
            <text:p>334546</text:p>
          </table:table-cell>
          <table:table-cell office:value-type="string">
            <text:p>/scotland/regsscotland/foodalertsscotland/200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52">
            <text:p>334552</text:p>
          </table:table-cell>
          <table:table-cell office:value-type="string">
            <text:p>/scotland/regsscotland/foodalertsscotland/200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43">
            <text:p>334543</text:p>
          </table:table-cell>
          <table:table-cell office:value-type="string">
            <text:p>/scotland/regsscotland/foodalertsscotland/200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49">
            <text:p>334549</text:p>
          </table:table-cell>
          <table:table-cell office:value-type="string">
            <text:p>/scotland/regsscotland/foodalertsscotland/200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58">
            <text:p>334558</text:p>
          </table:table-cell>
          <table:table-cell office:value-type="string">
            <text:p>/scotland/regsscotland/foodalertsscotland/200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55">
            <text:p>334555</text:p>
          </table:table-cell>
          <table:table-cell office:value-type="string">
            <text:p>/scotland/regsscotland/foodalertsscotland/200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61">
            <text:p>334561</text:p>
          </table:table-cell>
          <table:table-cell office:value-type="string">
            <text:p>/scotland/regsscotland/foodalertsscotland/200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64">
            <text:p>334564</text:p>
          </table:table-cell>
          <table:table-cell office:value-type="string">
            <text:p>/scotland/regsscotland/foodalertsscotland/2003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70">
            <text:p>334570</text:p>
          </table:table-cell>
          <table:table-cell office:value-type="string">
            <text:p>/scotland/regsscotland/foodalertsscotland/200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67">
            <text:p>334567</text:p>
          </table:table-cell>
          <table:table-cell office:value-type="string">
            <text:p>/scotland/regsscotland/foodalertsscotland/200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73">
            <text:p>334573</text:p>
          </table:table-cell>
          <table:table-cell office:value-type="string">
            <text:p>/scotland/regsscotland/foodalertsscotland/2004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79">
            <text:p>334579</text:p>
          </table:table-cell>
          <table:table-cell office:value-type="string">
            <text:p>/scotland/regsscotland/foodalertsscotland/2004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85">
            <text:p>334585</text:p>
          </table:table-cell>
          <table:table-cell office:value-type="string">
            <text:p>/scotland/regsscotland/foodalertsscotland/2004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76">
            <text:p>334576</text:p>
          </table:table-cell>
          <table:table-cell office:value-type="string">
            <text:p>/scotland/regsscotland/foodalertsscotland/2004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82">
            <text:p>334582</text:p>
          </table:table-cell>
          <table:table-cell office:value-type="string">
            <text:p>/scotland/regsscotland/foodalertsscotland/2004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88">
            <text:p>334588</text:p>
          </table:table-cell>
          <table:table-cell office:value-type="string">
            <text:p>/scotland/regsscotland/foodalertsscotland/2005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00">
            <text:p>334600</text:p>
          </table:table-cell>
          <table:table-cell office:value-type="string">
            <text:p>/scotland/regsscotland/foodalertsscotland/2005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12">
            <text:p>334612</text:p>
          </table:table-cell>
          <table:table-cell office:value-type="string">
            <text:p>/scotland/regsscotland/foodalertsscotland/2005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24">
            <text:p>334624</text:p>
          </table:table-cell>
          <table:table-cell office:value-type="string">
            <text:p>/scotland/regsscotland/foodalertsscotland/2005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94">
            <text:p>334594</text:p>
          </table:table-cell>
          <table:table-cell office:value-type="string">
            <text:p>/scotland/regsscotland/foodalertsscotland/2005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91">
            <text:p>334591</text:p>
          </table:table-cell>
          <table:table-cell office:value-type="string">
            <text:p>/scotland/regsscotland/foodalertsscotland/2005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06">
            <text:p>334606</text:p>
          </table:table-cell>
          <table:table-cell office:value-type="string">
            <text:p>/scotland/regsscotland/foodalertsscotland/2005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09">
            <text:p>334609</text:p>
          </table:table-cell>
          <table:table-cell office:value-type="string">
            <text:p>/scotland/regsscotland/foodalertsscotland/2005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597">
            <text:p>334597</text:p>
          </table:table-cell>
          <table:table-cell office:value-type="string">
            <text:p>/scotland/regsscotland/foodalertsscotland/2005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03">
            <text:p>334603</text:p>
          </table:table-cell>
          <table:table-cell office:value-type="string">
            <text:p>/scotland/regsscotland/foodalertsscotland/2005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21">
            <text:p>334621</text:p>
          </table:table-cell>
          <table:table-cell office:value-type="string">
            <text:p>/scotland/regsscotland/foodalertsscotland/2005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18">
            <text:p>334618</text:p>
          </table:table-cell>
          <table:table-cell office:value-type="string">
            <text:p>/scotland/regsscotland/foodalertsscotland/2005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15">
            <text:p>334615</text:p>
          </table:table-cell>
          <table:table-cell office:value-type="string">
            <text:p>/scotland/regsscotland/foodalertsscotland/2005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27">
            <text:p>334627</text:p>
          </table:table-cell>
          <table:table-cell office:value-type="string">
            <text:p>/scotland/regsscotland/foodalertsscotland/200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39">
            <text:p>334639</text:p>
          </table:table-cell>
          <table:table-cell office:value-type="string">
            <text:p>/scotland/regsscotland/foodalertsscotland/2006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6951">
            <text:p>346951</text:p>
          </table:table-cell>
          <table:table-cell office:value-type="string">
            <text:p>/scotland/regsscotland/foodalertsscotland/2006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4285">
            <text:p>374285</text:p>
          </table:table-cell>
          <table:table-cell office:value-type="string">
            <text:p>/scotland/regsscotland/foodalertsscotland/2006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33">
            <text:p>334633</text:p>
          </table:table-cell>
          <table:table-cell office:value-type="string">
            <text:p>/scotland/regsscotland/foodalertsscotland/2006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30">
            <text:p>334630</text:p>
          </table:table-cell>
          <table:table-cell office:value-type="string">
            <text:p>/scotland/regsscotland/foodalertsscotland/2006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3076">
            <text:p>343076</text:p>
          </table:table-cell>
          <table:table-cell office:value-type="string">
            <text:p>/scotland/regsscotland/foodalertsscotland/2006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7676">
            <text:p>337676</text:p>
          </table:table-cell>
          <table:table-cell office:value-type="string">
            <text:p>/scotland/regsscotland/foodalertsscotland/2006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36">
            <text:p>334636</text:p>
          </table:table-cell>
          <table:table-cell office:value-type="string">
            <text:p>/scotland/regsscotland/foodalertsscotland/2006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5752">
            <text:p>335752</text:p>
          </table:table-cell>
          <table:table-cell office:value-type="string">
            <text:p>/scotland/regsscotland/foodalertsscotland/2006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7450">
            <text:p>367450</text:p>
          </table:table-cell>
          <table:table-cell office:value-type="string">
            <text:p>/scotland/regsscotland/foodalertsscotland/2006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0487">
            <text:p>360487</text:p>
          </table:table-cell>
          <table:table-cell office:value-type="string">
            <text:p>/scotland/regsscotland/foodalertsscotland/2006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844">
            <text:p>351844</text:p>
          </table:table-cell>
          <table:table-cell office:value-type="string">
            <text:p>/scotland/regsscotland/foodalertsscotland/2006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5247">
            <text:p>385247</text:p>
          </table:table-cell>
          <table:table-cell office:value-type="string">
            <text:p>/scotland/regsscotland/foodalertsscotland/2007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4807">
            <text:p>394807</text:p>
          </table:table-cell>
          <table:table-cell office:value-type="string">
            <text:p>/scotland/regsscotland/foodalertsscotland/2007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1346">
            <text:p>411346</text:p>
          </table:table-cell>
          <table:table-cell office:value-type="string">
            <text:p>/scotland/regsscotland/foodalertsscotland/2007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889">
            <text:p>431889</text:p>
          </table:table-cell>
          <table:table-cell office:value-type="string">
            <text:p>/scotland/regsscotland/foodalertsscotland/2007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5250">
            <text:p>385250</text:p>
          </table:table-cell>
          <table:table-cell office:value-type="string">
            <text:p>/scotland/regsscotland/foodalertsscotland/2007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5972">
            <text:p>405972</text:p>
          </table:table-cell>
          <table:table-cell office:value-type="string">
            <text:p>/scotland/regsscotland/foodalertsscotland/2007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9125">
            <text:p>399125</text:p>
          </table:table-cell>
          <table:table-cell office:value-type="string">
            <text:p>/scotland/regsscotland/foodalertsscotland/2007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9168">
            <text:p>389168</text:p>
          </table:table-cell>
          <table:table-cell office:value-type="string">
            <text:p>/scotland/regsscotland/foodalertsscotland/2007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9145">
            <text:p>399145</text:p>
          </table:table-cell>
          <table:table-cell office:value-type="string">
            <text:p>/scotland/regsscotland/foodalertsscotland/2007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114">
            <text:p>425114</text:p>
          </table:table-cell>
          <table:table-cell office:value-type="string">
            <text:p>/scotland/regsscotland/foodalertsscotland/2007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1482">
            <text:p>421482</text:p>
          </table:table-cell>
          <table:table-cell office:value-type="string">
            <text:p>/scotland/regsscotland/foodalertsscotland/2007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7933">
            <text:p>417933</text:p>
          </table:table-cell>
          <table:table-cell office:value-type="string">
            <text:p>/scotland/regsscotland/foodalertsscotland/2007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398">
            <text:p>438398</text:p>
          </table:table-cell>
          <table:table-cell office:value-type="string">
            <text:p>/scotland/regsscotland/foodalertsscotland/2008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487">
            <text:p>451487</text:p>
          </table:table-cell>
          <table:table-cell office:value-type="string">
            <text:p>/scotland/regsscotland/foodalertsscotland/2008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388">
            <text:p>467388</text:p>
          </table:table-cell>
          <table:table-cell office:value-type="string">
            <text:p>/scotland/regsscotland/foodalertsscotland/2008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2929">
            <text:p>482929</text:p>
          </table:table-cell>
          <table:table-cell office:value-type="string">
            <text:p>/scotland/regsscotland/foodalertsscotland/2008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156">
            <text:p>441156</text:p>
          </table:table-cell>
          <table:table-cell office:value-type="string">
            <text:p>/scotland/regsscotland/foodalertsscotland/2008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401">
            <text:p>438401</text:p>
          </table:table-cell>
          <table:table-cell office:value-type="string">
            <text:p>/scotland/regsscotland/foodalertsscotland/2008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047">
            <text:p>464047</text:p>
          </table:table-cell>
          <table:table-cell office:value-type="string">
            <text:p>/scotland/regsscotland/foodalertsscotland/2008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619">
            <text:p>459619</text:p>
          </table:table-cell>
          <table:table-cell office:value-type="string">
            <text:p>/scotland/regsscotland/foodalertsscotland/2008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795">
            <text:p>446795</text:p>
          </table:table-cell>
          <table:table-cell office:value-type="string">
            <text:p>/scotland/regsscotland/foodalertsscotland/2008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681">
            <text:p>455681</text:p>
          </table:table-cell>
          <table:table-cell office:value-type="string">
            <text:p>/scotland/regsscotland/foodalertsscotland/2008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146">
            <text:p>479146</text:p>
          </table:table-cell>
          <table:table-cell office:value-type="string">
            <text:p>/scotland/regsscotland/foodalertsscotland/2008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556">
            <text:p>474556</text:p>
          </table:table-cell>
          <table:table-cell office:value-type="string">
            <text:p>/scotland/regsscotland/foodalertsscotland/2008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119">
            <text:p>471119</text:p>
          </table:table-cell>
          <table:table-cell office:value-type="string">
            <text:p>/scotland/regsscotland/foodalertsscotland/2008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581">
            <text:p>487581</text:p>
          </table:table-cell>
          <table:table-cell office:value-type="string">
            <text:p>/scotland/regsscotland/foodalertsscotland/2009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0501">
            <text:p>500501</text:p>
          </table:table-cell>
          <table:table-cell office:value-type="string">
            <text:p>/scotland/regsscotland/foodalertsscotland/2009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720">
            <text:p>511720</text:p>
          </table:table-cell>
          <table:table-cell office:value-type="string">
            <text:p>/scotland/regsscotland/foodalertsscotland/2009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938">
            <text:p>526938</text:p>
          </table:table-cell>
          <table:table-cell office:value-type="string">
            <text:p>/scotland/regsscotland/foodalertsscotland/2009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1423">
            <text:p>491423</text:p>
          </table:table-cell>
          <table:table-cell office:value-type="string">
            <text:p>/scotland/regsscotland/foodalertsscotland/2009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584">
            <text:p>487584</text:p>
          </table:table-cell>
          <table:table-cell office:value-type="string">
            <text:p>/scotland/regsscotland/foodalertsscotland/2009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875">
            <text:p>508875</text:p>
          </table:table-cell>
          <table:table-cell office:value-type="string">
            <text:p>/scotland/regsscotland/foodalertsscotland/2009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5752">
            <text:p>505752</text:p>
          </table:table-cell>
          <table:table-cell office:value-type="string">
            <text:p>/scotland/regsscotland/foodalertsscotland/2009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147">
            <text:p>497147</text:p>
          </table:table-cell>
          <table:table-cell office:value-type="string">
            <text:p>/scotland/regsscotland/foodalertsscotland/2009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006">
            <text:p>503006</text:p>
          </table:table-cell>
          <table:table-cell office:value-type="string">
            <text:p>/scotland/regsscotland/foodalertsscotland/2009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126">
            <text:p>523126</text:p>
          </table:table-cell>
          <table:table-cell office:value-type="string">
            <text:p>/scotland/regsscotland/foodalertsscotland/2009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559">
            <text:p>518559</text:p>
          </table:table-cell>
          <table:table-cell office:value-type="string">
            <text:p>/scotland/regsscotland/foodalertsscotland/2009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896">
            <text:p>514896</text:p>
          </table:table-cell>
          <table:table-cell office:value-type="string">
            <text:p>/scotland/regsscotland/foodalertsscotland/2009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72">
            <text:p>529472</text:p>
          </table:table-cell>
          <table:table-cell office:value-type="string">
            <text:p>/scotland/regsscotland/foodalertsscotland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139">
            <text:p>540139</text:p>
          </table:table-cell>
          <table:table-cell office:value-type="string">
            <text:p>/scotland/regsscotland/foodalertsscotland/2010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013">
            <text:p>551013</text:p>
          </table:table-cell>
          <table:table-cell office:value-type="string">
            <text:p>/scotland/regsscotland/foodalertsscotland/2010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892">
            <text:p>560892</text:p>
          </table:table-cell>
          <table:table-cell office:value-type="string">
            <text:p>/scotland/regsscotland/foodalertsscotland/2010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703">
            <text:p>532703</text:p>
          </table:table-cell>
          <table:table-cell office:value-type="string">
            <text:p>/scotland/regsscotland/foodalertsscotland/2010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75">
            <text:p>529475</text:p>
          </table:table-cell>
          <table:table-cell office:value-type="string">
            <text:p>/scotland/regsscotland/foodalertsscotland/2010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789">
            <text:p>548789</text:p>
          </table:table-cell>
          <table:table-cell office:value-type="string">
            <text:p>/scotland/regsscotland/foodalertsscotland/2010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788">
            <text:p>545788</text:p>
          </table:table-cell>
          <table:table-cell office:value-type="string">
            <text:p>/scotland/regsscotland/foodalertsscotland/2010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81">
            <text:p>536481</text:p>
          </table:table-cell>
          <table:table-cell office:value-type="string">
            <text:p>/scotland/regsscotland/foodalertsscotland/2010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094">
            <text:p>543094</text:p>
          </table:table-cell>
          <table:table-cell office:value-type="string">
            <text:p>/scotland/regsscotland/foodalertsscotland/2010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746">
            <text:p>557746</text:p>
          </table:table-cell>
          <table:table-cell office:value-type="string">
            <text:p>/scotland/regsscotland/foodalertsscotland/2010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759">
            <text:p>556759</text:p>
          </table:table-cell>
          <table:table-cell office:value-type="string">
            <text:p>/scotland/regsscotland/foodalertsscotland/2010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702">
            <text:p>553702</text:p>
          </table:table-cell>
          <table:table-cell office:value-type="string">
            <text:p>/scotland/regsscotland/foodalertsscotland/2010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16">
            <text:p>562216</text:p>
          </table:table-cell>
          <table:table-cell office:value-type="string">
            <text:p>/scotland/regsscotland/foodalertsscotland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252">
            <text:p>571252</text:p>
          </table:table-cell>
          <table:table-cell office:value-type="string">
            <text:p>/scotland/regsscotland/foodalertsscotland/2011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787">
            <text:p>582787</text:p>
          </table:table-cell>
          <table:table-cell office:value-type="string">
            <text:p>/scotland/regsscotland/foodalertsscotland/2011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021">
            <text:p>595021</text:p>
          </table:table-cell>
          <table:table-cell office:value-type="string">
            <text:p>/scotland/regsscotland/foodalertsscotland/2011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51">
            <text:p>565451</text:p>
          </table:table-cell>
          <table:table-cell office:value-type="string">
            <text:p>/scotland/regsscotland/foodalertsscotland/2011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218">
            <text:p>562218</text:p>
          </table:table-cell>
          <table:table-cell office:value-type="string">
            <text:p>/scotland/regsscotland/foodalertsscotland/2011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061">
            <text:p>581061</text:p>
          </table:table-cell>
          <table:table-cell office:value-type="string">
            <text:p>/scotland/regsscotland/foodalertsscotland/2011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748">
            <text:p>575748</text:p>
          </table:table-cell>
          <table:table-cell office:value-type="string">
            <text:p>/scotland/regsscotland/foodalertsscotland/2011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64">
            <text:p>567264</text:p>
          </table:table-cell>
          <table:table-cell office:value-type="string">
            <text:p>/scotland/regsscotland/foodalertsscotland/2011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387">
            <text:p>573387</text:p>
          </table:table-cell>
          <table:table-cell office:value-type="string">
            <text:p>/scotland/regsscotland/foodalertsscotland/2011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573">
            <text:p>592573</text:p>
          </table:table-cell>
          <table:table-cell office:value-type="string">
            <text:p>/scotland/regsscotland/foodalertsscotland/2011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296">
            <text:p>590296</text:p>
          </table:table-cell>
          <table:table-cell office:value-type="string">
            <text:p>/scotland/regsscotland/foodalertsscotland/2011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232">
            <text:p>586232</text:p>
          </table:table-cell>
          <table:table-cell office:value-type="string">
            <text:p>/scotland/regsscotland/foodalertsscotland/2011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77">
            <text:p>597677</text:p>
          </table:table-cell>
          <table:table-cell office:value-type="string">
            <text:p>/scotland/regsscotland/foodalertsscotland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57">
            <text:p>601457</text:p>
          </table:table-cell>
          <table:table-cell office:value-type="string">
            <text:p>/scotland/regsscotland/foodalertsscotland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702">
            <text:p>597702</text:p>
          </table:table-cell>
          <table:table-cell office:value-type="string">
            <text:p>/scotland/regsscotland/foodalertsscotland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210">
            <text:p>605210</text:p>
          </table:table-cell>
          <table:table-cell office:value-type="string">
            <text:p>/scotland/regsscotland/foodalertsscotland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40082">
            <text:p>640082</text:p>
          </table:table-cell>
          <table:table-cell office:value-type="string">
            <text:p>/scotland/news-updates/allergy-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264">
            <text:p>616264</text:p>
          </table:table-cell>
          <table:table-cell office:value-type="string">
            <text:p>/scotland/news-updates/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349">
            <text:p>496349</text:p>
          </table:table-cell>
          <table:table-cell office:value-type="string">
            <text:p>/scotland/news-updates/news/pressrelease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370">
            <text:p>616370</text:p>
          </table:table-cell>
          <table:table-cell office:value-type="string">
            <text:p>/scotland/news-updates/recalls-new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329">
            <text:p>496329</text:p>
          </table:table-cell>
          <table:table-cell office:value-type="string">
            <text:p>/scotland/regsscotland/foodalertsscotland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16262">
            <text:p>616262</text:p>
          </table:table-cell>
          <table:table-cell office:value-type="string">
            <text:p>/scotland/news-updates/</text:p>
          </table:table-cell>
          <table:table-cell office:value-type="string">
            <text:p>LandingPage</text:p>
          </table:table-cell>
          <table:table-cell office:value-type="string">
            <text:p>eng</text:p>
          </table:table-cell>
        </table:table-row>
      </table:table>
      <table:table table:name="multibranch" table:style-name="ta1">
        <table:table-column table:style-name="co1" table:number-columns-repeated="1024" table:default-cell-style-name="ce1"/>
        <table:table-row table:style-name="ro1">
          <table:table-cell office:value-type="float" office:value="402566">
            <text:p>402566</text:p>
          </table:table-cell>
          <table:table-cell office:value-type="string">
            <text:p>/scotland/about-fsa-scotland/advisorycommittee/sfacmeetings/</text:p>
          </table:table-cell>
          <table:table-cell office:value-type="string">
            <text:p>MultiBranch</text:p>
          </table:table-cell>
          <table:table-cell office:value-type="string">
            <text:p>eng</text:p>
          </table:table-cell>
          <table:table-cell table:number-columns-repeated="1020"/>
        </table:table-row>
      </table:table>
      <table:table table:name="Foodhazaed" table:style-name="ta1">
        <table:table-column table:style-name="co1" table:number-columns-repeated="4" table:default-cell-style-name="Default"/>
        <table:table-row table:style-name="ro1">
          <table:table-cell office:value-type="float" office:value="202283">
            <text:p>202283</text:p>
          </table:table-cell>
          <table:table-cell office:value-type="string">
            <text:p>/scotland/regsscotland/foodalertsscotland/2004/apr/boothscayenne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4466">
            <text:p>204466</text:p>
          </table:table-cell>
          <table:table-cell office:value-type="string">
            <text:p>/scotland/regsscotland/foodalertsscotland/2004/apr/cotswoldsco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9825">
            <text:p>199825</text:p>
          </table:table-cell>
          <table:table-cell office:value-type="string">
            <text:p>/scotland/regsscotland/foodalertsscotland/2004/apr/jellyminicupsco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6991">
            <text:p>196991</text:p>
          </table:table-cell>
          <table:table-cell office:value-type="string">
            <text:p>/scotland/regsscotland/foodalertsscotland/2004/apr/natcosudanisco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5092">
            <text:p>195092</text:p>
          </table:table-cell>
          <table:table-cell office:value-type="string">
            <text:p>/scotland/regsscotland/foodalertsscotland/2004/apr/pranboroisudani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9427">
            <text:p>199427</text:p>
          </table:table-cell>
          <table:table-cell office:value-type="string">
            <text:p>/scotland/regsscotland/foodalertsscotland/2004/apr/smokedsalmon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6347">
            <text:p>246347</text:p>
          </table:table-cell>
          <table:table-cell office:value-type="string">
            <text:p>/scotland/regsscotland/foodalertsscotland/2004/dec/praiseupdate1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7134">
            <text:p>187134</text:p>
          </table:table-cell>
          <table:table-cell office:value-type="string">
            <text:p>/scotland/regsscotland/foodalertsscotland/2004/mar/ballygowanwater_sco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86089">
            <text:p>186089</text:p>
          </table:table-cell>
          <table:table-cell office:value-type="string">
            <text:p>/scotland/regsscotland/foodalertsscotland/2004/mar/pransudani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4193">
            <text:p>234193</text:p>
          </table:table-cell>
          <table:table-cell office:value-type="string">
            <text:p>/scotland/regsscotland/foodalertsscotland/2004/oct/bluebayupdate1sco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4210">
            <text:p>234210</text:p>
          </table:table-cell>
          <table:table-cell office:value-type="string">
            <text:p>/scotland/regsscotland/foodalertsscotland/2004/oct/fhwjumboupdate2sco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34226">
            <text:p>234226</text:p>
          </table:table-cell>
          <table:table-cell office:value-type="string">
            <text:p>/scotland/regsscotland/foodalertsscotland/2004/oct/fhwmacphilipsupdatesco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7902">
            <text:p>337902</text:p>
          </table:table-cell>
          <table:table-cell office:value-type="string">
            <text:p>/scotland/regsscotland/foodalertsscotland/2006/jun/kerrs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547">
            <text:p>424547</text:p>
          </table:table-cell>
          <table:table-cell office:value-type="string">
            <text:p>/scotland/regsscotland/foodalertsscotland/2007/oct/welshlambscotalert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478">
            <text:p>540478</text:p>
          </table:table-cell>
          <table:table-cell office:value-type="string">
            <text:p>/scotland/regsscotland/foodalertsscotland/2010/mar/westerlawrencetonfarmlt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422">
            <text:p>574422</text:p>
          </table:table-cell>
          <table:table-cell office:value-type="string">
            <text:p>/scotland/regsscotland/foodalertsscotland/2011/may/snax4u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81">
            <text:p>591781</text:p>
          </table:table-cell>
          <table:table-cell office:value-type="string">
            <text:p>/scotland/regsscotland/foodalertsscotland/2011/oct/ryansfoodslimited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877">
            <text:p>586877</text:p>
          </table:table-cell>
          <table:table-cell office:value-type="string">
            <text:p>/scotland/regsscotland/foodalertsscotland/2011/sep/towerbakery</text:p>
          </table:table-cell>
          <table:table-cell office:value-type="string">
            <text:p>FoodHazardWarning</text:p>
          </table:table-cell>
          <table:table-cell office:value-type="string">
            <text:p>eng</text:p>
          </table:table-cell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539609">
            <text:p>539609</text:p>
          </table:table-cell>
          <table:table-cell office:value-type="string">
            <text:p>/scotland/safetyhygienescot/foodfeedhygienefarmsscotfaq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87021">
            <text:p>287021</text:p>
          </table:table-cell>
          <table:table-cell office:value-type="string">
            <text:p>/scotland/scotnut/healthycatering/healthycatering2/healthycatering06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table table:name="News" table:style-name="ta1">
        <table:table-column table:style-name="co1" table:number-columns-repeated="4" table:default-cell-style-name="Default"/>
        <table:table-row table:style-name="ro1">
          <table:table-cell office:value-type="float" office:value="653025">
            <text:p>653025</text:p>
          </table:table-cell>
          <table:table-cell office:value-type="string">
            <text:p>/scotland/news-updates/allergy-news/2013/jan/scotland-scotchbrothpeanu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337">
            <text:p>628337</text:p>
          </table:table-cell>
          <table:table-cell office:value-type="string">
            <text:p>/scotland/news-updates/news/2012/aug/biotox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60">
            <text:p>630960</text:p>
          </table:table-cell>
          <table:table-cell office:value-type="string">
            <text:p>/scotland/news-updates/news/2012/aug/calend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1318">
            <text:p>631318</text:p>
          </table:table-cell>
          <table:table-cell office:value-type="string">
            <text:p>/scotland/news-updates/news/2012/aug/sfac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202">
            <text:p>649202</text:p>
          </table:table-cell>
          <table:table-cell office:value-type="string">
            <text:p>/scotland/news-updates/news/2012/dec/animal-welfare-sc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500">
            <text:p>648500</text:p>
          </table:table-cell>
          <table:table-cell office:value-type="string">
            <text:p>/scotland/news-updates/news/2012/dec/fir-consulation-sc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293">
            <text:p>617293</text:p>
          </table:table-cell>
          <table:table-cell office:value-type="string">
            <text:p>/scotland/news-updates/news/2012/jul/shellfish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488">
            <text:p>616488</text:p>
          </table:table-cell>
          <table:table-cell office:value-type="string">
            <text:p>/scotland/news-updates/news/2012/jun/clean-hand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444">
            <text:p>643444</text:p>
          </table:table-cell>
          <table:table-cell office:value-type="string">
            <text:p>/scotland/news-updates/news/2012/nov/germs_handwash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273">
            <text:p>646273</text:p>
          </table:table-cell>
          <table:table-cell office:value-type="string">
            <text:p>/scotland/news-updates/news/2012/nov/scot-meet-dec1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985">
            <text:p>642985</text:p>
          </table:table-cell>
          <table:table-cell office:value-type="string">
            <text:p>/scotland/news-updates/news/2012/nov/scot-openme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858">
            <text:p>637858</text:p>
          </table:table-cell>
          <table:table-cell office:value-type="string">
            <text:p>/scotland/news-updates/news/2012/oct/scot-ea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457">
            <text:p>639457</text:p>
          </table:table-cell>
          <table:table-cell office:value-type="string">
            <text:p>/scotland/news-updates/news/2012/oct/scot-sheep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26">
            <text:p>635026</text:p>
          </table:table-cell>
          <table:table-cell office:value-type="string">
            <text:p>/scotland/news-updates/news/2012/sep/food-surveilla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731">
            <text:p>633731</text:p>
          </table:table-cell>
          <table:table-cell office:value-type="string">
            <text:p>/scotland/news-updates/news/2012/sep/fsaslisteri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824">
            <text:p>667824</text:p>
          </table:table-cell>
          <table:table-cell office:value-type="string">
            <text:p>/scotland/news-updates/news/2013/apr/scotsal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179">
            <text:p>664179</text:p>
          </table:table-cell>
          <table:table-cell office:value-type="string">
            <text:p>/scotland/news-updates/news/2013/apr/sfacapril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437">
            <text:p>681437</text:p>
          </table:table-cell>
          <table:table-cell office:value-type="string">
            <text:p>/scotland/news-updates/news/2013/aug/fsahp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467">
            <text:p>683467</text:p>
          </table:table-cell>
          <table:table-cell office:value-type="string">
            <text:p>/scotland/news-updates/news/2013/aug/sfacsept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135">
            <text:p>653135</text:p>
          </table:table-cell>
          <table:table-cell office:value-type="string">
            <text:p>/scotland/news-updates/news/2013/jan/scotland-calendar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604">
            <text:p>650604</text:p>
          </table:table-cell>
          <table:table-cell office:value-type="string">
            <text:p>/scotland/news-updates/news/2013/jan/sfac-Jan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306">
            <text:p>680306</text:p>
          </table:table-cell>
          <table:table-cell office:value-type="string">
            <text:p>/scotland/news-updates/news/2013/jul/bbq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324">
            <text:p>679324</text:p>
          </table:table-cell>
          <table:table-cell office:value-type="string">
            <text:p>/scotland/news-updates/news/2013/jul/food-depriv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596">
            <text:p>673596</text:p>
          </table:table-cell>
          <table:table-cell office:value-type="string">
            <text:p>/scotland/news-updates/news/2013/jun/dunb-fhi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051">
            <text:p>676051</text:p>
          </table:table-cell>
          <table:table-cell office:value-type="string">
            <text:p>/scotland/news-updates/news/2013/jun/scot-foo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218">
            <text:p>674218</text:p>
          </table:table-cell>
          <table:table-cell office:value-type="string">
            <text:p>/scotland/news-updates/news/2013/jun/scotlabe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3977">
            <text:p>673977</text:p>
          </table:table-cell>
          <table:table-cell office:value-type="string">
            <text:p>/scotland/news-updates/news/2013/jun/shellfis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475">
            <text:p>659475</text:p>
          </table:table-cell>
          <table:table-cell office:value-type="string">
            <text:p>/scotland/news-updates/news/2013/mar/dalgetybayseafood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458">
            <text:p>658458</text:p>
          </table:table-cell>
          <table:table-cell office:value-type="string">
            <text:p>/scotland/news-updates/news/2013/mar/enablesc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443">
            <text:p>662443</text:p>
          </table:table-cell>
          <table:table-cell office:value-type="string">
            <text:p>/scotland/news-updates/news/2013/mar/fhiseastayrshir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245">
            <text:p>659245</text:p>
          </table:table-cell>
          <table:table-cell office:value-type="string">
            <text:p>/scotland/news-updates/news/2013/mar/mothers-da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697">
            <text:p>671697</text:p>
          </table:table-cell>
          <table:table-cell office:value-type="string">
            <text:p>/scotland/news-updates/news/2013/may/eatsafe100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480">
            <text:p>671480</text:p>
          </table:table-cell>
          <table:table-cell office:value-type="string">
            <text:p>/scotland/news-updates/news/2013/may/sfac.may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413">
            <text:p>695413</text:p>
          </table:table-cell>
          <table:table-cell office:value-type="string">
            <text:p>/scotland/news-updates/news/2013/nov/vit-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2315">
            <text:p>692315</text:p>
          </table:table-cell>
          <table:table-cell office:value-type="string">
            <text:p>/scotland/news-updates/news/2013/oct/offi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525">
            <text:p>688525</text:p>
          </table:table-cell>
          <table:table-cell office:value-type="string">
            <text:p>/scotland/news-updates/news/2013/oct/Scotchbee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455">
            <text:p>684455</text:p>
          </table:table-cell>
          <table:table-cell office:value-type="string">
            <text:p>/scotland/news-updates/news/2013/sep/competition-scot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09">
            <text:p>685909</text:p>
          </table:table-cell>
          <table:table-cell office:value-type="string">
            <text:p>/scotland/news-updates/news/2013/sep/fhis-toolk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505">
            <text:p>711505</text:p>
          </table:table-cell>
          <table:table-cell office:value-type="string">
            <text:p>/scotland/news-updates/news/2014/apr/confere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833">
            <text:p>709833</text:p>
          </table:table-cell>
          <table:table-cell office:value-type="string">
            <text:p>/scotland/news-updates/news/2014/apr/eating-out-of-ho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356">
            <text:p>711356</text:p>
          </table:table-cell>
          <table:table-cell office:value-type="string">
            <text:p>/scotland/news-updates/news/2014/apr/revised-salt-targe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377">
            <text:p>704377</text:p>
          </table:table-cell>
          <table:table-cell office:value-type="string">
            <text:p>/scotland/news-updates/news/2014/feb/sfac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3307">
            <text:p>703307</text:p>
          </table:table-cell>
          <table:table-cell office:value-type="string">
            <text:p>/scotland/news-updates/news/2014/feb/shellfish-toxin-consul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812">
            <text:p>701812</text:p>
          </table:table-cell>
          <table:table-cell office:value-type="string">
            <text:p>/scotland/news-updates/news/2014/jan/butch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656">
            <text:p>700656</text:p>
          </table:table-cell>
          <table:table-cell office:value-type="string">
            <text:p>/scotland/news-updates/news/2014/jan/fsas-faceboo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950">
            <text:p>699950</text:p>
          </table:table-cell>
          <table:table-cell office:value-type="string">
            <text:p>/scotland/news-updates/news/2014/jan/sfac-mee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551">
            <text:p>715551</text:p>
          </table:table-cell>
          <table:table-cell office:value-type="string">
            <text:p>/scotland/news-updates/news/2014/jun/annual-reports-201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186">
            <text:p>716186</text:p>
          </table:table-cell>
          <table:table-cell office:value-type="string">
            <text:p>/scotland/news-updates/news/2014/jun/fs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753">
            <text:p>716753</text:p>
          </table:table-cell>
          <table:table-cell office:value-type="string">
            <text:p>/scotland/news-updates/news/2014/jun/pare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681">
            <text:p>714681</text:p>
          </table:table-cell>
          <table:table-cell office:value-type="string">
            <text:p>/scotland/news-updates/news/2014/jun/research-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271">
            <text:p>708271</text:p>
          </table:table-cell>
          <table:table-cell office:value-type="string">
            <text:p>/scotland/news-updates/news/2014/mar/campy-research-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508">
            <text:p>707508</text:p>
          </table:table-cell>
          <table:table-cell office:value-type="string">
            <text:p>/scotland/news-updates/news/2014/mar/childrens-conf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322">
            <text:p>706322</text:p>
          </table:table-cell>
          <table:table-cell office:value-type="string">
            <text:p>/scotland/news-updates/news/2014/mar/s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259">
            <text:p>708259</text:p>
          </table:table-cell>
          <table:table-cell office:value-type="string">
            <text:p>/scotland/news-updates/news/2014/mar/stud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505">
            <text:p>714505</text:p>
          </table:table-cell>
          <table:table-cell office:value-type="string">
            <text:p>/scotland/news-updates/news/2014/may/sfac3june1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424">
            <text:p>712424</text:p>
          </table:table-cell>
          <table:table-cell office:value-type="string">
            <text:p>/scotland/news-updates/news/2014/may/shellfish-toxin-guidanc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59">
            <text:p>623759</text:p>
          </table:table-cell>
          <table:table-cell office:value-type="string">
            <text:p>/scotland/news-updates/news/pressreleases/2006/jun/scotn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71">
            <text:p>623771</text:p>
          </table:table-cell>
          <table:table-cell office:value-type="string">
            <text:p>/scotland/news-updates/news/pressreleases/2006/mar/cas2005scot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51">
            <text:p>623751</text:p>
          </table:table-cell>
          <table:table-cell office:value-type="string">
            <text:p>/scotland/news-updates/news/pressreleases/2006/mar/newmems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71">
            <text:p>623871</text:p>
          </table:table-cell>
          <table:table-cell office:value-type="string">
            <text:p>/scotland/news-updates/news/pressreleases/2006/nov/dmlaunch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43">
            <text:p>623843</text:p>
          </table:table-cell>
          <table:table-cell office:value-type="string">
            <text:p>/scotland/news-updates/news/pressreleases/2006/oct/Newhygienesche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77">
            <text:p>624077</text:p>
          </table:table-cell>
          <table:table-cell office:value-type="string">
            <text:p>/scotland/news-updates/news/pressreleases/2007/apr/edinburghrespons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41">
            <text:p>624041</text:p>
          </table:table-cell>
          <table:table-cell office:value-type="string">
            <text:p>/scotland/news-updates/news/pressreleases/2007/apr/seafieldfou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973">
            <text:p>623973</text:p>
          </table:table-cell>
          <table:table-cell office:value-type="string">
            <text:p>/scotland/news-updates/news/pressreleases/2007/apr/seafield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43">
            <text:p>623743</text:p>
          </table:table-cell>
          <table:table-cell office:value-type="string">
            <text:p>/scotland/news-updates/news/pressreleases/2007/apr/seafieldupdate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47">
            <text:p>623747</text:p>
          </table:table-cell>
          <table:table-cell office:value-type="string">
            <text:p>/scotland/news-updates/news/pressreleases/2007/apr/seafieldupdate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969">
            <text:p>623969</text:p>
          </table:table-cell>
          <table:table-cell office:value-type="string">
            <text:p>/scotland/news-updates/news/pressreleases/2007/apr/smokemeat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17">
            <text:p>624017</text:p>
          </table:table-cell>
          <table:table-cell office:value-type="string">
            <text:p>/scotland/news-updates/news/pressreleases/2007/aug/edinburghfhi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83">
            <text:p>623883</text:p>
          </table:table-cell>
          <table:table-cell office:value-type="string">
            <text:p>/scotland/news-updates/news/pressreleases/2007/aug/renfrewroadsh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989">
            <text:p>623989</text:p>
          </table:table-cell>
          <table:table-cell office:value-type="string">
            <text:p>/scotland/news-updates/news/pressreleases/2007/aug/rugb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927">
            <text:p>623927</text:p>
          </table:table-cell>
          <table:table-cell office:value-type="string">
            <text:p>/scotland/news-updates/news/pressreleases/2007/feb/cas07sc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940">
            <text:p>623940</text:p>
          </table:table-cell>
          <table:table-cell office:value-type="string">
            <text:p>/scotland/news-updates/news/pressreleases/2007/feb/scotpress070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70">
            <text:p>624170</text:p>
          </table:table-cell>
          <table:table-cell office:value-type="string">
            <text:p>/scotland/news-updates/news/pressreleases/2007/mar/celebchefphilvic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66">
            <text:p>624166</text:p>
          </table:table-cell>
          <table:table-cell office:value-type="string">
            <text:p>/scotland/news-updates/news/pressreleases/2007/mar/foodhygienebi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62">
            <text:p>624162</text:p>
          </table:table-cell>
          <table:table-cell office:value-type="string">
            <text:p>/scotland/news-updates/news/pressreleases/2007/mar/whatscookingfs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977">
            <text:p>623977</text:p>
          </table:table-cell>
          <table:table-cell office:value-type="string">
            <text:p>/scotland/news-updates/news/pressreleases/2007/may/seafiel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89">
            <text:p>624089</text:p>
          </table:table-cell>
          <table:table-cell office:value-type="string">
            <text:p>/scotland/news-updates/news/pressreleases/2007/nov/feedhygienescot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202">
            <text:p>624202</text:p>
          </table:table-cell>
          <table:table-cell office:value-type="string">
            <text:p>/scotland/news-updates/news/pressreleases/2007/oct/communitiesp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45">
            <text:p>624045</text:p>
          </table:table-cell>
          <table:table-cell office:value-type="string">
            <text:p>/scotland/news-updates/news/pressreleases/2007/oct/srmvotescotpres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302">
            <text:p>624302</text:p>
          </table:table-cell>
          <table:table-cell office:value-type="string">
            <text:p>/scotland/news-updates/news/pressreleases/2007/sep/fhisaberde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198">
            <text:p>624198</text:p>
          </table:table-cell>
          <table:table-cell office:value-type="string">
            <text:p>/scotland/news-updates/news/pressreleases/2007/sep/perthfhi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37">
            <text:p>624037</text:p>
          </table:table-cell>
          <table:table-cell office:value-type="string">
            <text:p>/scotland/news-updates/news/pressreleases/2007/sep/rehi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05">
            <text:p>624605</text:p>
          </table:table-cell>
          <table:table-cell office:value-type="string">
            <text:p>/scotland/news-updates/news/pressreleases/2008/aug/foodexpertsaberde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21">
            <text:p>624521</text:p>
          </table:table-cell>
          <table:table-cell office:value-type="string">
            <text:p>/scotland/news-updates/news/pressreleases/2008/dec/consultchargingscot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61">
            <text:p>624561</text:p>
          </table:table-cell>
          <table:table-cell office:value-type="string">
            <text:p>/scotland/news-updates/news/pressreleases/2008/dec/turkeyleftov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14">
            <text:p>624414</text:p>
          </table:table-cell>
          <table:table-cell office:value-type="string">
            <text:p>/scotland/news-updates/news/pressreleases/2008/dec/xmascardsc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230">
            <text:p>624230</text:p>
          </table:table-cell>
          <table:table-cell office:value-type="string">
            <text:p>/scotland/news-updates/news/pressreleases/2008/feb/cas2007scotp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22">
            <text:p>624422</text:p>
          </table:table-cell>
          <table:table-cell office:value-type="string">
            <text:p>/scotland/news-updates/news/pressreleases/2008/feb/cookingdemonstrationjamesmart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06">
            <text:p>624406</text:p>
          </table:table-cell>
          <table:table-cell office:value-type="string">
            <text:p>/scotland/news-updates/news/pressreleases/2008/feb/foodexpertsaberde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26">
            <text:p>624426</text:p>
          </table:table-cell>
          <table:table-cell office:value-type="string">
            <text:p>/scotland/news-updates/news/pressreleases/2008/feb/fsaenergyintakeprogramm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34">
            <text:p>624434</text:p>
          </table:table-cell>
          <table:table-cell office:value-type="string">
            <text:p>/scotland/news-updates/news/pressreleases/2008/feb/newmembersappointedscot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398">
            <text:p>624398</text:p>
          </table:table-cell>
          <table:table-cell office:value-type="string">
            <text:p>/scotland/news-updates/news/pressreleases/2008/jul/chargingproposa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50">
            <text:p>624450</text:p>
          </table:table-cell>
          <table:table-cell office:value-type="string">
            <text:p>/scotland/news-updates/news/pressreleases/2008/jul/foodexpertsedinburgh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88">
            <text:p>624488</text:p>
          </table:table-cell>
          <table:table-cell office:value-type="string">
            <text:p>/scotland/news-updates/news/pressreleases/2008/jul/newinformationpackchildminder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00">
            <text:p>624500</text:p>
          </table:table-cell>
          <table:table-cell office:value-type="string">
            <text:p>/scotland/news-updates/news/pressreleases/2008/jul/saltintakelevel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42">
            <text:p>624442</text:p>
          </table:table-cell>
          <table:table-cell office:value-type="string">
            <text:p>/scotland/news-updates/news/pressreleases/2008/jun/mealtimehorrorsto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16">
            <text:p>624516</text:p>
          </table:table-cell>
          <table:table-cell office:value-type="string">
            <text:p>/scotland/news-updates/news/pressreleases/2008/jun/sheilamckechnieaw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30">
            <text:p>624430</text:p>
          </table:table-cell>
          <table:table-cell office:value-type="string">
            <text:p>/scotland/news-updates/news/pressreleases/2008/mar/cookerymagicindumfr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38">
            <text:p>624438</text:p>
          </table:table-cell>
          <table:table-cell office:value-type="string">
            <text:p>/scotland/news-updates/news/pressreleases/2008/mar/foodhygienecampaignfund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350">
            <text:p>624350</text:p>
          </table:table-cell>
          <table:table-cell office:value-type="string">
            <text:p>/scotland/news-updates/news/pressreleases/2008/mar/scotchildrensug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66">
            <text:p>624466</text:p>
          </table:table-cell>
          <table:table-cell office:value-type="string">
            <text:p>/scotland/news-updates/news/pressreleases/2008/nov/celebritychefvisi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17">
            <text:p>624617</text:p>
          </table:table-cell>
          <table:table-cell office:value-type="string">
            <text:p>/scotland/news-updates/news/pressreleases/2008/nov/keylifemessag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13">
            <text:p>624613</text:p>
          </table:table-cell>
          <table:table-cell office:value-type="string">
            <text:p>/scotland/news-updates/news/pressreleases/2008/oct/bigbananaprojec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02">
            <text:p>624402</text:p>
          </table:table-cell>
          <table:table-cell office:value-type="string">
            <text:p>/scotland/news-updates/news/pressreleases/2008/oct/bigbananaprojectdunde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01">
            <text:p>624601</text:p>
          </table:table-cell>
          <table:table-cell office:value-type="string">
            <text:p>/scotland/news-updates/news/pressreleases/2008/oct/expertdunde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18">
            <text:p>624418</text:p>
          </table:table-cell>
          <table:table-cell office:value-type="string">
            <text:p>/scotland/news-updates/news/pressreleases/2008/oct/fsascotlandawardsgran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46">
            <text:p>624446</text:p>
          </table:table-cell>
          <table:table-cell office:value-type="string">
            <text:p>/scotland/news-updates/news/pressreleases/2008/oct/newwaysofwork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496">
            <text:p>624496</text:p>
          </table:table-cell>
          <table:table-cell office:value-type="string">
            <text:p>/scotland/news-updates/news/pressreleases/2008/sep/consultationeuchargingincreas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65">
            <text:p>624665</text:p>
          </table:table-cell>
          <table:table-cell office:value-type="string">
            <text:p>/scotland/news-updates/news/pressreleases/2009/apr/foodexpertsaberde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81">
            <text:p>624681</text:p>
          </table:table-cell>
          <table:table-cell office:value-type="string">
            <text:p>/scotland/news-updates/news/pressreleases/2009/apr/foodoutletscaloriesmenu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802">
            <text:p>624802</text:p>
          </table:table-cell>
          <table:table-cell office:value-type="string">
            <text:p>/scotland/news-updates/news/pressreleases/2009/apr/healthyeatingexamssumme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786">
            <text:p>624786</text:p>
          </table:table-cell>
          <table:table-cell office:value-type="string">
            <text:p>/scotland/news-updates/news/pressreleases/2009/aug/foodexpertsdundee09082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921">
            <text:p>624921</text:p>
          </table:table-cell>
          <table:table-cell office:value-type="string">
            <text:p>/scotland/news-updates/news/pressreleases/2009/dec/calorieinform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753">
            <text:p>624753</text:p>
          </table:table-cell>
          <table:table-cell office:value-type="string">
            <text:p>/scotland/news-updates/news/pressreleases/2009/dec/turke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37">
            <text:p>624537</text:p>
          </table:table-cell>
          <table:table-cell office:value-type="string">
            <text:p>/scotland/news-updates/news/pressreleases/2009/feb/launchsatfatcampaig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33">
            <text:p>624533</text:p>
          </table:table-cell>
          <table:table-cell office:value-type="string">
            <text:p>/scotland/news-updates/news/pressreleases/2009/feb/newdirectorfsascot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29">
            <text:p>624629</text:p>
          </table:table-cell>
          <table:table-cell office:value-type="string">
            <text:p>/scotland/news-updates/news/pressreleases/2009/feb/scotboardmemsfac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69">
            <text:p>624569</text:p>
          </table:table-cell>
          <table:table-cell office:value-type="string">
            <text:p>/scotland/news-updates/news/pressreleases/2009/feb/tvchefjamesmart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25">
            <text:p>624625</text:p>
          </table:table-cell>
          <table:table-cell office:value-type="string">
            <text:p>/scotland/news-updates/news/pressreleases/2009/jan/celebratechinesenewyea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721">
            <text:p>624721</text:p>
          </table:table-cell>
          <table:table-cell office:value-type="string">
            <text:p>/scotland/news-updates/news/pressreleases/2009/jan/foodexpertsperth090204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585">
            <text:p>624585</text:p>
          </table:table-cell>
          <table:table-cell office:value-type="string">
            <text:p>/scotland/news-updates/news/pressreleases/2009/jan/newyearnewyo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45">
            <text:p>624645</text:p>
          </table:table-cell>
          <table:table-cell office:value-type="string">
            <text:p>/scotland/news-updates/news/pressreleases/2009/jan/nutinfoeatingou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794">
            <text:p>624794</text:p>
          </table:table-cell>
          <table:table-cell office:value-type="string">
            <text:p>/scotland/news-updates/news/pressreleases/2009/jul/agencylaunchessatfatconsultatio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73">
            <text:p>624673</text:p>
          </table:table-cell>
          <table:table-cell office:value-type="string">
            <text:p>/scotland/news-updates/news/pressreleases/2009/jul/foodexpertsaberdeen09070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53">
            <text:p>624653</text:p>
          </table:table-cell>
          <table:table-cell office:value-type="string">
            <text:p>/scotland/news-updates/news/pressreleases/2009/jun/awardwinningstandretur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733">
            <text:p>624733</text:p>
          </table:table-cell>
          <table:table-cell office:value-type="string">
            <text:p>/scotland/news-updates/news/pressreleases/2009/jun/foodsafetyweek0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93">
            <text:p>624693</text:p>
          </table:table-cell>
          <table:table-cell office:value-type="string">
            <text:p>/scotland/news-updates/news/pressreleases/2009/jun/tvcheftasteofgrampi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89">
            <text:p>624689</text:p>
          </table:table-cell>
          <table:table-cell office:value-type="string">
            <text:p>/scotland/news-updates/news/pressreleases/2009/mar/foodexpertsdundee090317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685">
            <text:p>624685</text:p>
          </table:table-cell>
          <table:table-cell office:value-type="string">
            <text:p>/scotland/news-updates/news/pressreleases/2009/mar/fsaswinsaw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717">
            <text:p>624717</text:p>
          </table:table-cell>
          <table:table-cell office:value-type="string">
            <text:p>/scotland/news-updates/news/pressreleases/2009/mar/mothersda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713">
            <text:p>624713</text:p>
          </table:table-cell>
          <table:table-cell office:value-type="string">
            <text:p>/scotland/news-updates/news/pressreleases/2009/mar/philvickerystirl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725">
            <text:p>624725</text:p>
          </table:table-cell>
          <table:table-cell office:value-type="string">
            <text:p>/scotland/news-updates/news/pressreleases/2009/may/2012saltreductiontarget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929">
            <text:p>624929</text:p>
          </table:table-cell>
          <table:table-cell office:value-type="string">
            <text:p>/scotland/news-updates/news/pressreleases/2009/nov/recipeforsuccess09120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834">
            <text:p>624834</text:p>
          </table:table-cell>
          <table:table-cell office:value-type="string">
            <text:p>/scotland/news-updates/news/pressreleases/2009/oct/foodexpertsaberdeen09102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838">
            <text:p>624838</text:p>
          </table:table-cell>
          <table:table-cell office:value-type="string">
            <text:p>/scotland/news-updates/news/pressreleases/2009/oct/sal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806">
            <text:p>624806</text:p>
          </table:table-cell>
          <table:table-cell office:value-type="string">
            <text:p>/scotland/news-updates/news/pressreleases/2009/sep/philvicke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815">
            <text:p>623815</text:p>
          </table:table-cell>
          <table:table-cell office:value-type="string">
            <text:p>/scotland/news-updates/news/pressreleases/2010/aug/primaryschoolresourceschildr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871">
            <text:p>624871</text:p>
          </table:table-cell>
          <table:table-cell office:value-type="string">
            <text:p>/scotland/news-updates/news/pressreleases/2010/feb/recipeforsuccess100309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958">
            <text:p>624958</text:p>
          </table:table-cell>
          <table:table-cell office:value-type="string">
            <text:p>/scotland/news-updates/news/pressreleases/2010/jan/countryoforigi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761">
            <text:p>624761</text:p>
          </table:table-cell>
          <table:table-cell office:value-type="string">
            <text:p>/scotland/news-updates/news/pressreleases/2010/jan/fsasgdiscussionmeatindust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06">
            <text:p>625006</text:p>
          </table:table-cell>
          <table:table-cell office:value-type="string">
            <text:p>/scotland/news-updates/news/pressreleases/2010/jul/foodexpertsdundee100707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30">
            <text:p>625030</text:p>
          </table:table-cell>
          <table:table-cell office:value-type="string">
            <text:p>/scotland/news-updates/news/pressreleases/2010/jun/aberdeenfootballclub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18">
            <text:p>625018</text:p>
          </table:table-cell>
          <table:table-cell office:value-type="string">
            <text:p>/scotland/news-updates/news/pressreleases/2010/jun/countryoforiginlabell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22">
            <text:p>625022</text:p>
          </table:table-cell>
          <table:table-cell office:value-type="string">
            <text:p>/scotland/news-updates/news/pressreleases/2010/jun/foodexpertsaberdeen10060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26">
            <text:p>625026</text:p>
          </table:table-cell>
          <table:table-cell office:value-type="string">
            <text:p>/scotland/news-updates/news/pressreleases/2010/jun/fsaseatsafeawar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50">
            <text:p>625050</text:p>
          </table:table-cell>
          <table:table-cell office:value-type="string">
            <text:p>/scotland/news-updates/news/pressreleases/2010/jun/honeyadvicebabi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42">
            <text:p>625042</text:p>
          </table:table-cell>
          <table:table-cell office:value-type="string">
            <text:p>/scotland/news-updates/news/pressreleases/2010/jun/royalhighlandsh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66">
            <text:p>625066</text:p>
          </table:table-cell>
          <table:table-cell office:value-type="string">
            <text:p>/scotland/news-updates/news/pressreleases/2010/jun/safeoutdooreating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925">
            <text:p>624925</text:p>
          </table:table-cell>
          <table:table-cell office:value-type="string">
            <text:p>/scotland/news-updates/news/pressreleases/2010/mar/foodexpertsdundee2403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82">
            <text:p>625182</text:p>
          </table:table-cell>
          <table:table-cell office:value-type="string">
            <text:p>/scotland/news-updates/news/pressreleases/2010/oct/foodexpertsaberdeen0311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07">
            <text:p>623707</text:p>
          </table:table-cell>
          <table:table-cell office:value-type="string">
            <text:p>/scotland/news-updates/news/pressreleases/2010/sep/foodexpertsaberdeen10092010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30">
            <text:p>625130</text:p>
          </table:table-cell>
          <table:table-cell office:value-type="string">
            <text:p>/scotland/news-updates/news/pressreleases/2011/aug/foodexpertsaberdeen2408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82">
            <text:p>625082</text:p>
          </table:table-cell>
          <table:table-cell office:value-type="string">
            <text:p>/scotland/news-updates/news/pressreleases/2011/dec/christmasfoodhygienesafetymessage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66">
            <text:p>625166</text:p>
          </table:table-cell>
          <table:table-cell office:value-type="string">
            <text:p>/scotland/news-updates/news/pressreleases/2011/jan/foodexpertsdundee110118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330">
            <text:p>624330</text:p>
          </table:table-cell>
          <table:table-cell office:value-type="string">
            <text:p>/scotland/news-updates/news/pressreleases/2011/jul/foodexpertsedinburgh0607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18">
            <text:p>625118</text:p>
          </table:table-cell>
          <table:table-cell office:value-type="string">
            <text:p>/scotland/news-updates/news/pressreleases/2011/jun/foodsafetyweekscot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94">
            <text:p>625194</text:p>
          </table:table-cell>
          <table:table-cell office:value-type="string">
            <text:p>/scotland/news-updates/news/pressreleases/2011/jun/royalhighlandsh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90">
            <text:p>625190</text:p>
          </table:table-cell>
          <table:table-cell office:value-type="string">
            <text:p>/scotland/news-updates/news/pressreleases/2011/jun/tasteofgrampia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86">
            <text:p>625086</text:p>
          </table:table-cell>
          <table:table-cell office:value-type="string">
            <text:p>/scotland/news-updates/news/pressreleases/2011/mar/foodexpertsaberdeen1003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14">
            <text:p>625114</text:p>
          </table:table-cell>
          <table:table-cell office:value-type="string">
            <text:p>/scotland/news-updates/news/pressreleases/2011/may/foodexpertsaberdeen19052011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078">
            <text:p>625078</text:p>
          </table:table-cell>
          <table:table-cell office:value-type="string">
            <text:p>/scotland/news-updates/news/pressreleases/2011/nov/foodexpertsaberde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10">
            <text:p>625110</text:p>
          </table:table-cell>
          <table:table-cell office:value-type="string">
            <text:p>/scotland/news-updates/news/pressreleases/2011/nov/vegcampaignsc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54">
            <text:p>625154</text:p>
          </table:table-cell>
          <table:table-cell office:value-type="string">
            <text:p>/scotland/news-updates/news/pressreleases/2011/sep/eatwellwee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46">
            <text:p>625146</text:p>
          </table:table-cell>
          <table:table-cell office:value-type="string">
            <text:p>/scotland/news-updates/news/pressreleases/2011/sep/foodinformationregulation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174">
            <text:p>625174</text:p>
          </table:table-cell>
          <table:table-cell office:value-type="string">
            <text:p>/scotland/news-updates/news/pressreleases/2011/sep/freshersfestiva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27">
            <text:p>625227</text:p>
          </table:table-cell>
          <table:table-cell office:value-type="string">
            <text:p>/scotland/news-updates/news/pressreleases/2012/jan/fiveadaydesig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22">
            <text:p>625222</text:p>
          </table:table-cell>
          <table:table-cell office:value-type="string">
            <text:p>/scotland/news-updates/news/pressreleases/2012/jan/foodexpertsaberde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23">
            <text:p>623723</text:p>
          </table:table-cell>
          <table:table-cell office:value-type="string">
            <text:p>/scotland/news-updates/news/pressreleases/2012/jul/sfacjul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19">
            <text:p>623719</text:p>
          </table:table-cell>
          <table:table-cell office:value-type="string">
            <text:p>/scotland/news-updates/news/pressreleases/2012/jun/clean-hands-pr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4009">
            <text:p>624009</text:p>
          </table:table-cell>
          <table:table-cell office:value-type="string">
            <text:p>/scotland/news-updates/news/pressreleases/2012/jun/food-safet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10">
            <text:p>625210</text:p>
          </table:table-cell>
          <table:table-cell office:value-type="string">
            <text:p>/scotland/news-updates/news/pressreleases/2012/mar/cookroadsh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14">
            <text:p>625214</text:p>
          </table:table-cell>
          <table:table-cell office:value-type="string">
            <text:p>/scotland/news-updates/news/pressreleases/2012/mar/foodexpertsaberdeen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39">
            <text:p>625239</text:p>
          </table:table-cell>
          <table:table-cell office:value-type="string">
            <text:p>/scotland/news-updates/news/pressreleases/2012/mar/obanroadshow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235">
            <text:p>625235</text:p>
          </table:table-cell>
          <table:table-cell office:value-type="string">
            <text:p>/scotland/news-updates/news/pressreleases/2012/mar/sfacnewmembs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11">
            <text:p>623711</text:p>
          </table:table-cell>
          <table:table-cell office:value-type="string">
            <text:p>/scotland/news-updates/news/pressreleases/2012/may/meal-fortune-sco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787">
            <text:p>623787</text:p>
          </table:table-cell>
          <table:table-cell office:value-type="string">
            <text:p>/scotland/news-updates/news/pressreleases/2012/may/scotopenmeet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88">
            <text:p>625388</text:p>
          </table:table-cell>
          <table:table-cell office:value-type="string">
            <text:p>/scotland/news-updates/recalls-news/2012/aug/chickenpakora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58">
            <text:p>649358</text:p>
          </table:table-cell>
          <table:table-cell office:value-type="string">
            <text:p>/scotland/news-updates/recalls-news/2012/dec/argyll-smokery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413">
            <text:p>697413</text:p>
          </table:table-cell>
          <table:table-cell office:value-type="string">
            <text:p>/scotland/news-updates/recalls-news/2013/dec/village-park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350">
            <text:p>650350</text:p>
          </table:table-cell>
          <table:table-cell office:value-type="string">
            <text:p>/scotland/news-updates/recalls-news/2013/jan/snax4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468">
            <text:p>650468</text:p>
          </table:table-cell>
          <table:table-cell office:value-type="string">
            <text:p>/scotland/news-updates/recalls-news/2013/jan/snax4u-update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627">
            <text:p>650627</text:p>
          </table:table-cell>
          <table:table-cell office:value-type="string">
            <text:p>/scotland/news-updates/recalls-news/2013/jan/snax4u-update2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777">
            <text:p>650777</text:p>
          </table:table-cell>
          <table:table-cell office:value-type="string">
            <text:p>/scotland/news-updates/recalls-news/2013/jan/snax4u3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536">
            <text:p>711536</text:p>
          </table:table-cell>
          <table:table-cell office:value-type="string">
            <text:p>/scotland/news-updates/recalls-news/2014/apr/tofu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649">
            <text:p>715649</text:p>
          </table:table-cell>
          <table:table-cell office:value-type="string">
            <text:p>/scotland/news-updates/recalls-news/2014/jun/fresh-today-foods-recall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74229">
            <text:p>274229</text:p>
          </table:table-cell>
          <table:table-cell office:value-type="string">
            <text:p>/scotland/safetyhygienescot/outbreakcontrolscotland</text:p>
          </table:table-cell>
          <table:table-cell office:value-type="string">
            <text:p>NewsDocument</text:p>
          </table:table-cell>
          <table:table-cell office:value-type="string">
            <text:p>eng</text:p>
          </table:table-cell>
        </table:table-row>
      </table:table>
      <table:table table:name="Research" table:style-name="ta1">
        <table:table-column table:style-name="co1" table:number-columns-repeated="4" table:default-cell-style-name="Default"/>
        <table:table-row table:style-name="ro1">
          <table:table-cell office:value-type="float" office:value="712836">
            <text:p>712836</text:p>
          </table:table-cell>
          <table:table-cell office:value-type="string">
            <text:p>/scotland/researchscot/scotlandresearch/ScotlandProjectList/fs10105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278">
            <text:p>700278</text:p>
          </table:table-cell>
          <table:table-cell office:value-type="string">
            <text:p>/scotland/researchscot/scotlandresearch/ScotlandProjectList/fs10206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446">
            <text:p>619446</text:p>
          </table:table-cell>
          <table:table-cell office:value-type="string">
            <text:p>/scotland/researchscot/scotlandresearch/ScotlandProjectList/fs141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690">
            <text:p>595690</text:p>
          </table:table-cell>
          <table:table-cell office:value-type="string">
            <text:p>/scotland/researchscot/scotlandresearch/ScotlandProjectList/fs24105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684">
            <text:p>595684</text:p>
          </table:table-cell>
          <table:table-cell office:value-type="string">
            <text:p>/scotland/researchscot/scotlandresearch/ScotlandProjectList/fs24105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968">
            <text:p>677968</text:p>
          </table:table-cell>
          <table:table-cell office:value-type="string">
            <text:p>/scotland/researchscot/scotlandresearch/ScotlandProjectList/fs24105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797">
            <text:p>622797</text:p>
          </table:table-cell>
          <table:table-cell office:value-type="string">
            <text:p>/scotland/researchscot/scotlandresearch/ScotlandProjectList/fs24106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518">
            <text:p>619518</text:p>
          </table:table-cell>
          <table:table-cell office:value-type="string">
            <text:p>/scotland/researchscot/scotlandresearch/ScotlandProjectList/fs24402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323">
            <text:p>609323</text:p>
          </table:table-cell>
          <table:table-cell office:value-type="string">
            <text:p>/scotland/researchscot/scotlandresearch/ScotlandProjectList/fs244029_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992">
            <text:p>586992</text:p>
          </table:table-cell>
          <table:table-cell office:value-type="string">
            <text:p>/scotland/researchscot/scotlandresearch/ScotlandProjectList/fs24402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776">
            <text:p>679776</text:p>
          </table:table-cell>
          <table:table-cell office:value-type="string">
            <text:p>/scotland/researchscot/scotlandresearch/ScotlandProjectList/fs24502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244">
            <text:p>668244</text:p>
          </table:table-cell>
          <table:table-cell office:value-type="string">
            <text:p>/scotland/researchscot/scotlandresearch/ScotlandProjectList/fs306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812">
            <text:p>709812</text:p>
          </table:table-cell>
          <table:table-cell office:value-type="string">
            <text:p>/scotland/researchscot/scotlandresearch/ScotlandProjectList/fs307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368">
            <text:p>600368</text:p>
          </table:table-cell>
          <table:table-cell office:value-type="string">
            <text:p>/scotland/researchscot/scotlandresearch/ScotlandProjectList/fs32402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959">
            <text:p>626959</text:p>
          </table:table-cell>
          <table:table-cell office:value-type="string">
            <text:p>/scotland/researchscot/scotlandresearch/ScotlandProjectList/fs421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706">
            <text:p>621706</text:p>
          </table:table-cell>
          <table:table-cell office:value-type="string">
            <text:p>/scotland/researchscot/scotlandresearch/ScotlandProjectList/fs421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3109">
            <text:p>623109</text:p>
          </table:table-cell>
          <table:table-cell office:value-type="string">
            <text:p>/scotland/researchscot/scotlandresearch/ScotlandProjectList/fs421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729">
            <text:p>621729</text:p>
          </table:table-cell>
          <table:table-cell office:value-type="string">
            <text:p>/scotland/researchscot/scotlandresearch/ScotlandProjectList/fs42401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889">
            <text:p>679889</text:p>
          </table:table-cell>
          <table:table-cell office:value-type="string">
            <text:p>/scotland/researchscot/scotlandresearch/ScotlandProjectList/fs42401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701">
            <text:p>619701</text:p>
          </table:table-cell>
          <table:table-cell office:value-type="string">
            <text:p>/scotland/researchscot/scotlandresearch/ScotlandProjectList/fs42401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677">
            <text:p>595677</text:p>
          </table:table-cell>
          <table:table-cell office:value-type="string">
            <text:p>/scotland/researchscot/scotlandresearch/ScotlandProjectList/fs425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675">
            <text:p>595675</text:p>
          </table:table-cell>
          <table:table-cell office:value-type="string">
            <text:p>/scotland/researchscot/scotlandresearch/ScotlandProjectList/fs42501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340">
            <text:p>641340</text:p>
          </table:table-cell>
          <table:table-cell office:value-type="string">
            <text:p>/scotland/researchscot/scotlandresearch/ScotlandProjectList/fs513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934">
            <text:p>712934</text:p>
          </table:table-cell>
          <table:table-cell office:value-type="string">
            <text:p>/scotland/researchscot/scotlandresearch/ScotlandProjectList/fs61500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068">
            <text:p>713068</text:p>
          </table:table-cell>
          <table:table-cell office:value-type="string">
            <text:p>/scotland/researchscot/scotlandresearch/ScotlandProjectList/fs61603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3965">
            <text:p>93965</text:p>
          </table:table-cell>
          <table:table-cell office:value-type="string">
            <text:p>/scotland/researchscot/scotlandresearch/ScotlandProjectList/s01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3907">
            <text:p>93907</text:p>
          </table:table-cell>
          <table:table-cell office:value-type="string">
            <text:p>/scotland/researchscot/scotlandresearch/ScotlandProjectList/s01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867">
            <text:p>249867</text:p>
          </table:table-cell>
          <table:table-cell office:value-type="string">
            <text:p>/scotland/researchscot/scotlandresearch/ScotlandProjectList/s01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3993">
            <text:p>93993</text:p>
          </table:table-cell>
          <table:table-cell office:value-type="string">
            <text:p>/scotland/researchscot/scotlandresearch/ScotlandProjectList/s01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3999">
            <text:p>93999</text:p>
          </table:table-cell>
          <table:table-cell office:value-type="string">
            <text:p>/scotland/researchscot/scotlandresearch/ScotlandProjectList/s01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4007">
            <text:p>94007</text:p>
          </table:table-cell>
          <table:table-cell office:value-type="string">
            <text:p>/scotland/researchscot/scotlandresearch/ScotlandProjectList/s0101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3969">
            <text:p>93969</text:p>
          </table:table-cell>
          <table:table-cell office:value-type="string">
            <text:p>/scotland/researchscot/scotlandresearch/ScotlandProjectList/s0101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8059">
            <text:p>158059</text:p>
          </table:table-cell>
          <table:table-cell office:value-type="string">
            <text:p>/scotland/researchscot/scotlandresearch/ScotlandProjectList/s0101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8068">
            <text:p>158068</text:p>
          </table:table-cell>
          <table:table-cell office:value-type="string">
            <text:p>/scotland/researchscot/scotlandresearch/ScotlandProjectList/s0101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8076">
            <text:p>158076</text:p>
          </table:table-cell>
          <table:table-cell office:value-type="string">
            <text:p>/scotland/researchscot/scotlandresearch/ScotlandProjectList/s0102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1202">
            <text:p>371202</text:p>
          </table:table-cell>
          <table:table-cell office:value-type="string">
            <text:p>/scotland/researchscot/scotlandresearch/ScotlandProjectList/s01023s1402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397">
            <text:p>296397</text:p>
          </table:table-cell>
          <table:table-cell office:value-type="string">
            <text:p>/scotland/researchscot/scotlandresearch/ScotlandProjectList/s0102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4013">
            <text:p>94013</text:p>
          </table:table-cell>
          <table:table-cell office:value-type="string">
            <text:p>/scotland/researchscot/scotlandresearch/ScotlandProjectList/s0200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4017">
            <text:p>94017</text:p>
          </table:table-cell>
          <table:table-cell office:value-type="string">
            <text:p>/scotland/researchscot/scotlandresearch/ScotlandProjectList/s0200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8079">
            <text:p>158079</text:p>
          </table:table-cell>
          <table:table-cell office:value-type="string">
            <text:p>/scotland/researchscot/scotlandresearch/ScotlandProjectList/s02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4024">
            <text:p>94024</text:p>
          </table:table-cell>
          <table:table-cell office:value-type="string">
            <text:p>/scotland/researchscot/scotlandresearch/ScotlandProjectList/s0201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4026">
            <text:p>94026</text:p>
          </table:table-cell>
          <table:table-cell office:value-type="string">
            <text:p>/scotland/researchscot/scotlandresearch/ScotlandProjectList/s0201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8083">
            <text:p>158083</text:p>
          </table:table-cell>
          <table:table-cell office:value-type="string">
            <text:p>/scotland/researchscot/scotlandresearch/ScotlandProjectList/s0201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9776">
            <text:p>99776</text:p>
          </table:table-cell>
          <table:table-cell office:value-type="string">
            <text:p>/scotland/researchscot/scotlandresearch/ScotlandProjectList/s0201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107">
            <text:p>249107</text:p>
          </table:table-cell>
          <table:table-cell office:value-type="string">
            <text:p>/scotland/researchscot/scotlandresearch/ScotlandProjectList/s0201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7341">
            <text:p>267341</text:p>
          </table:table-cell>
          <table:table-cell office:value-type="string">
            <text:p>/scotland/researchscot/scotlandresearch/ScotlandProjectList/s0201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67344">
            <text:p>267344</text:p>
          </table:table-cell>
          <table:table-cell office:value-type="string">
            <text:p>/scotland/researchscot/scotlandresearch/ScotlandProjectList/s02020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8090">
            <text:p>158090</text:p>
          </table:table-cell>
          <table:table-cell office:value-type="string">
            <text:p>/scotland/researchscot/scotlandresearch/ScotlandProjectList/s0202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13195">
            <text:p>213195</text:p>
          </table:table-cell>
          <table:table-cell office:value-type="string">
            <text:p>/scotland/researchscot/scotlandresearch/ScotlandProjectList/s0202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4045">
            <text:p>94045</text:p>
          </table:table-cell>
          <table:table-cell office:value-type="string">
            <text:p>/scotland/researchscot/scotlandresearch/ScotlandProjectList/s04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8100">
            <text:p>158100</text:p>
          </table:table-cell>
          <table:table-cell office:value-type="string">
            <text:p>/scotland/researchscot/scotlandresearch/ScotlandProjectList/s0400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58108">
            <text:p>158108</text:p>
          </table:table-cell>
          <table:table-cell office:value-type="string">
            <text:p>/scotland/researchscot/scotlandresearch/ScotlandProjectList/s04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1227">
            <text:p>371227</text:p>
          </table:table-cell>
          <table:table-cell office:value-type="string">
            <text:p>/scotland/researchscot/scotlandresearch/ScotlandProjectList/s04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51548">
            <text:p>251548</text:p>
          </table:table-cell>
          <table:table-cell office:value-type="string">
            <text:p>/scotland/researchscot/scotlandresearch/ScotlandProjectList/s1200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58">
            <text:p>589658</text:p>
          </table:table-cell>
          <table:table-cell office:value-type="string">
            <text:p>/scotland/researchscot/scotlandresearch/ScotlandProjectList/s1400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2703">
            <text:p>312703</text:p>
          </table:table-cell>
          <table:table-cell office:value-type="string">
            <text:p>/scotland/researchscot/scotlandresearch/ScotlandProjectList/s1400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2726">
            <text:p>312726</text:p>
          </table:table-cell>
          <table:table-cell office:value-type="string">
            <text:p>/scotland/researchscot/scotlandresearch/ScotlandProjectList/s1400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429">
            <text:p>296429</text:p>
          </table:table-cell>
          <table:table-cell office:value-type="string">
            <text:p>/scotland/researchscot/scotlandresearch/ScotlandProjectList/s14008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047">
            <text:p>591047</text:p>
          </table:table-cell>
          <table:table-cell office:value-type="string">
            <text:p>/scotland/researchscot/scotlandresearch/ScotlandProjectList/S14008ext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452">
            <text:p>550452</text:p>
          </table:table-cell>
          <table:table-cell office:value-type="string">
            <text:p>/scotland/researchscot/scotlandresearch/ScotlandProjectList/s14008extension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6436">
            <text:p>296436</text:p>
          </table:table-cell>
          <table:table-cell office:value-type="string">
            <text:p>/scotland/researchscot/scotlandresearch/ScotlandProjectList/s1401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234">
            <text:p>575234</text:p>
          </table:table-cell>
          <table:table-cell office:value-type="string">
            <text:p>/scotland/researchscot/scotlandresearch/ScotlandProjectList/s14018x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9040">
            <text:p>379040</text:p>
          </table:table-cell>
          <table:table-cell office:value-type="string">
            <text:p>/scotland/researchscot/scotlandresearch/ScotlandProjectList/s1401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41">
            <text:p>589641</text:p>
          </table:table-cell>
          <table:table-cell office:value-type="string">
            <text:p>/scotland/researchscot/scotlandresearch/ScotlandProjectList/s14023_2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8326">
            <text:p>328326</text:p>
          </table:table-cell>
          <table:table-cell office:value-type="string">
            <text:p>/scotland/researchscot/scotlandresearch/ScotlandProjectList/s140262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8996">
            <text:p>338996</text:p>
          </table:table-cell>
          <table:table-cell office:value-type="string">
            <text:p>/scotland/researchscot/scotlandresearch/ScotlandProjectList/s1403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1229">
            <text:p>371229</text:p>
          </table:table-cell>
          <table:table-cell office:value-type="string">
            <text:p>/scotland/researchscot/scotlandresearch/ScotlandProjectList/s1403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718">
            <text:p>447718</text:p>
          </table:table-cell>
          <table:table-cell office:value-type="string">
            <text:p>/scotland/researchscot/scotlandresearch/ScotlandProjectList/s14034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738">
            <text:p>447738</text:p>
          </table:table-cell>
          <table:table-cell office:value-type="string">
            <text:p>/scotland/researchscot/scotlandresearch/ScotlandProjectList/s1403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5851">
            <text:p>465851</text:p>
          </table:table-cell>
          <table:table-cell office:value-type="string">
            <text:p>/scotland/researchscot/scotlandresearch/ScotlandProjectList/s1403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136">
            <text:p>536136</text:p>
          </table:table-cell>
          <table:table-cell office:value-type="string">
            <text:p>/scotland/researchscot/scotlandresearch/ScotlandProjectList/s1403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741">
            <text:p>447741</text:p>
          </table:table-cell>
          <table:table-cell office:value-type="string">
            <text:p>/scotland/researchscot/scotlandresearch/ScotlandProjectList/s14039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925">
            <text:p>555925</text:p>
          </table:table-cell>
          <table:table-cell office:value-type="string">
            <text:p>/scotland/researchscot/scotlandresearch/ScotlandProjectList/s14040-4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744">
            <text:p>447744</text:p>
          </table:table-cell>
          <table:table-cell office:value-type="string">
            <text:p>/scotland/researchscot/scotlandresearch/ScotlandProjectList/s14042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138">
            <text:p>536138</text:p>
          </table:table-cell>
          <table:table-cell office:value-type="string">
            <text:p>/scotland/researchscot/scotlandresearch/ScotlandProjectList/s14043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781">
            <text:p>515781</text:p>
          </table:table-cell>
          <table:table-cell office:value-type="string">
            <text:p>/scotland/researchscot/scotlandresearch/ScotlandProjectList/s14046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9209">
            <text:p>579209</text:p>
          </table:table-cell>
          <table:table-cell office:value-type="string">
            <text:p>/scotland/researchscot/scotlandresearch/ScotlandProjectList/s1404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368">
            <text:p>591368</text:p>
          </table:table-cell>
          <table:table-cell office:value-type="string">
            <text:p>/scotland/researchscot/scotlandresearch/ScotlandProjectList/s14048fs4240117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510">
            <text:p>537510</text:p>
          </table:table-cell>
          <table:table-cell office:value-type="string">
            <text:p>/scotland/researchscot/scotlandresearch/ScotlandProjectList/s14051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753">
            <text:p>594753</text:p>
          </table:table-cell>
          <table:table-cell office:value-type="string">
            <text:p>/scotland/researchscot/scotlandresearch/ScotlandProjectList/s14055/</text:p>
          </table:table-cell>
          <table:table-cell office:value-type="string">
            <text:p>ResearchProjec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3960">
            <text:p>93960</text:p>
          </table:table-cell>
          <table:table-cell office:value-type="string">
            <text:p>/scotland/researchscot/scotlandresearch/ScotlandProjectList/</text:p>
          </table:table-cell>
          <table:table-cell office:value-type="string">
            <text:p>ResearchProjectList</text:p>
          </table:table-cell>
          <table:table-cell office:value-type="string">
            <text:p>eng</text:p>
          </table:table-cell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4:34:05.71</meta:creation-date>
    <dc:date>2014-07-26T14:44:56.22</dc:date>
    <meta:editing-duration>P0D</meta:editing-duration>
    <meta:editing-cycles>1</meta:editing-cycles>
    <meta:document-statistic meta:table-count="7" meta:cell-count="3416" meta:object-count="0"/>
    <meta:generator>LibreOffice/4.0.5.2$Windows_x86 LibreOffice_project/5464147a081647a250913f19c0715bca595af2f</meta:generator>
  </office:meta>
</office:document-meta>
</file>